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9EC00004B24589ACE46.svm"/>
  <manifest:file-entry manifest:media-type="" manifest:full-path="Pictures/2000000700004AEF00003E881FACDF16.svm"/>
  <manifest:file-entry manifest:media-type="" manifest:full-path="Pictures/200000070000543D00002D9518ED6AC0.svm"/>
  <manifest:file-entry manifest:media-type="" manifest:full-path="Pictures/200000070000540800002E34DE38DB2A.svm"/>
  <manifest:file-entry manifest:media-type="" manifest:full-path="Pictures/200000070000542200002F3C4B4D9308.svm"/>
  <manifest:file-entry manifest:media-type="" manifest:full-path="Pictures/20000007000053ED0000298D3D710E56.svm"/>
  <manifest:file-entry manifest:media-type="" manifest:full-path="Pictures/2000000700005A56000026F81F32E061.svm"/>
  <manifest:file-entry manifest:media-type="" manifest:full-path="Pictures/20000007000052CA00002E69E892872A.svm"/>
  <manifest:file-entry manifest:media-type="" manifest:full-path="Pictures/20000007000050D3000029C2980B926D.svm"/>
  <manifest:file-entry manifest:media-type="" manifest:full-path="Pictures/2000000700003DEA0000226C1CB8FD9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032cm" fo:margin-left="-0.191cm" fo:margin-top="0cm" fo:margin-bottom="0cm" table:align="left" style:writing-mode="lr-tb"/>
    </style:style>
    <style:style style:name="Table1.A" style:family="table-column">
      <style:table-column-properties style:column-width="15.03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5.032cm" fo:margin-left="-0.191cm" fo:margin-top="0cm" fo:margin-bottom="0cm" table:align="left" style:writing-mode="lr-tb"/>
    </style:style>
    <style:style style:name="Table2.A" style:family="table-column">
      <style:table-column-properties style:column-width="3.006cm"/>
    </style:style>
    <style:style style:name="Table2.C" style:family="table-column">
      <style:table-column-properties style:column-width="3.002cm"/>
    </style:style>
    <style:style style:name="Table2.D" style:family="table-column">
      <style:table-column-properties style:column-width="3.007cm"/>
    </style:style>
    <style:style style:name="Table2.E" style:family="table-column">
      <style:table-column-properties style:column-width="3.01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5.034cm" fo:margin-left="-0.191cm" fo:margin-top="0cm" fo:margin-bottom="0cm" table:align="left" style:writing-mode="lr-tb"/>
    </style:style>
    <style:style style:name="Table3.A" style:family="table-column">
      <style:table-column-properties style:column-width="1.503cm"/>
    </style:style>
    <style:style style:name="Table3.B" style:family="table-column">
      <style:table-column-properties style:column-width="1.499cm"/>
    </style:style>
    <style:style style:name="Table3.D" style:family="table-column">
      <style:table-column-properties style:column-width="1.501cm"/>
    </style:style>
    <style:style style:name="Table3.I" style:family="table-column">
      <style:table-column-properties style:column-width="1.505cm"/>
    </style:style>
    <style:style style:name="Table3.J" style:family="table-column">
      <style:table-column-properties style:column-width="1.513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5.032cm" fo:margin-top="0cm" fo:margin-bottom="0cm" table:align="center" style:writing-mode="lr-tb"/>
    </style:style>
    <style:style style:name="Table4.A" style:family="table-column">
      <style:table-column-properties style:column-width="1.242cm"/>
    </style:style>
    <style:style style:name="Table4.B" style:family="table-column">
      <style:table-column-properties style:column-width="2.297cm"/>
    </style:style>
    <style:style style:name="Table4.C" style:family="table-column">
      <style:table-column-properties style:column-width="2.298cm"/>
    </style:style>
    <style:style style:name="Table4.G" style:family="table-column">
      <style:table-column-properties style:column-width="2.304cm"/>
    </style:style>
    <style:style style:name="Table4.1" style:family="table-row">
      <style:table-row-properties style:min-row-height="0.616cm" style:keep-together="true" fo:keep-together="auto"/>
    </style:style>
    <style:style style:name="Table4.A1" style:family="table-cell">
      <style:table-cell-properties fo:padding-left="0.191cm" fo:padding-right="0.191cm" fo:padding-top="0cm" fo:padding-bottom="0cm" fo:border="0.018cm solid #00000a"/>
    </style:style>
    <style:style style:name="Table5" style:family="table">
      <style:table-properties style:width="15.032cm" fo:margin-top="0cm" fo:margin-bottom="0cm" table:align="center" style:writing-mode="lr-tb"/>
    </style:style>
    <style:style style:name="Table5.A" style:family="table-column">
      <style:table-column-properties style:column-width="1.242cm"/>
    </style:style>
    <style:style style:name="Table5.B" style:family="table-column">
      <style:table-column-properties style:column-width="2.297cm"/>
    </style:style>
    <style:style style:name="Table5.C" style:family="table-column">
      <style:table-column-properties style:column-width="2.298cm"/>
    </style:style>
    <style:style style:name="Table5.G" style:family="table-column">
      <style:table-column-properties style:column-width="2.304cm"/>
    </style:style>
    <style:style style:name="Table5.1" style:family="table-row">
      <style:table-row-properties style:min-row-height="0.616cm" style:keep-together="true" fo:keep-together="auto"/>
    </style:style>
    <style:style style:name="Table5.A1" style:family="table-cell">
      <style:table-cell-properties fo:padding-left="0.191cm" fo:padding-right="0.191cm" fo:padding-top="0cm" fo:padding-bottom="0cm" fo:border="0.018cm solid #00000a"/>
    </style:style>
    <style:style style:name="Table6" style:family="table">
      <style:table-properties style:width="2.219cm" table:align="left" style:writing-mode="lr-tb"/>
    </style:style>
    <style:style style:name="Table6.A" style:family="table-column">
      <style:table-column-properties style:column-width="0.041cm"/>
    </style:style>
    <style:style style:name="Table6.B" style:family="table-column">
      <style:table-column-properties style:column-width="2.178cm"/>
    </style:style>
    <style:style style:name="Table6.A1" style:family="table-cell">
      <style:table-cell-properties style:vertical-align="middle"/>
    </style:style>
    <style:style style:name="P1" style:family="paragraph" style:parent-style-name="Standard">
      <style:paragraph-properties fo:margin-top="0cm" fo:margin-bottom="0cm" fo:line-height="100%" fo:text-align="end" style:justify-single-word="false"/>
    </style:style>
    <style:style style:name="P2" style:family="paragraph" style:parent-style-name="Standard">
      <style:paragraph-properties fo:margin-top="0cm" fo:margin-bottom="0cm" fo:text-align="center" style:justify-single-word="false"/>
      <style:text-properties fo:language="el" fo:country="GR"/>
    </style:style>
    <style:style style:name="P3" style:family="paragraph" style:parent-style-name="Standard">
      <style:paragraph-properties fo:margin-top="0cm" fo:margin-bottom="0cm" fo:text-align="center" style:justify-single-word="false"/>
    </style:style>
    <style:style style:name="P4" style:family="paragraph" style:parent-style-name="Standard">
      <style:paragraph-properties fo:margin-top="0cm" fo:margin-bottom="0cm" fo:text-align="center" style:justify-single-word="false"/>
      <style:text-properties fo:font-size="16pt" fo:language="el" fo:country="GR" fo:font-weight="bold" style:font-size-asian="16pt" style:font-weight-asian="bold"/>
    </style:style>
    <style:style style:name="P5" style:family="paragraph" style:parent-style-name="Standard" style:master-page-name="Standard">
      <style:paragraph-properties fo:margin-left="2.501cm" fo:margin-right="0cm" fo:margin-top="0cm" fo:margin-bottom="0cm" fo:line-height="100%" fo:text-align="end" style:justify-single-word="false" fo:text-indent="0cm" style:auto-text-indent="false" style:page-number="auto"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106cm" fo:margin-bottom="0.106cm" fo:line-height="100%" fo:text-align="justify" style:justify-single-word="false"/>
      <style:text-properties fo:language="en" fo:country="US"/>
    </style:style>
    <style:style style:name="P7" style:family="paragraph" style:parent-style-name="Standard">
      <style:paragraph-properties fo:margin-top="0.106cm" fo:margin-bottom="0.106cm" fo:line-height="100%" fo:text-align="justify" style:justify-single-word="false"/>
      <style:text-properties fo:language="en" fo:country="US" fo:font-weight="bold" style:font-weight-asian="bold" style:font-weight-complex="bold"/>
    </style:style>
    <style:style style:name="P8" style:family="paragraph" style:parent-style-name="Standard">
      <style:paragraph-properties fo:margin-top="0.106cm" fo:margin-bottom="0.106cm" fo:line-height="100%" fo:text-align="justify" style:justify-single-word="false"/>
    </style:style>
    <style:style style:name="P9" style:family="paragraph" style:parent-style-name="Standard">
      <style:paragraph-properties fo:margin-top="0.106cm" fo:margin-bottom="0.106cm" fo:line-height="100%" fo:text-align="justify" style:justify-single-word="false">
        <style:tab-stops>
          <style:tab-stop style:position="-6.251cm"/>
        </style:tab-stops>
      </style:paragraph-properties>
    </style:style>
    <style:style style:name="P10" style:family="paragraph" style:parent-style-name="Standard">
      <style:paragraph-properties fo:margin-top="0.106cm" fo:margin-bottom="0.106cm" fo:line-height="100%" fo:text-align="justify" style:justify-single-word="false"/>
      <style:text-properties fo:language="el" fo:country="GR"/>
    </style:style>
    <style:style style:name="P11" style:family="paragraph" style:parent-style-name="Standard">
      <style:paragraph-properties fo:margin-top="0.106cm" fo:margin-bottom="0.106cm" fo:line-height="100%" fo:text-align="justify" style:justify-single-word="false">
        <style:tab-stops>
          <style:tab-stop style:position="-6.251cm"/>
        </style:tab-stops>
      </style:paragraph-properties>
      <style:text-properties fo:language="el" fo:country="GR"/>
    </style:style>
    <style:style style:name="P12" style:family="paragraph" style:parent-style-name="Standard">
      <style:paragraph-properties fo:margin-top="0.106cm" fo:margin-bottom="0.106cm" fo:line-height="100%" fo:text-align="justify" style:justify-single-word="false">
        <style:tab-stops>
          <style:tab-stop style:position="-6.251cm"/>
        </style:tab-stops>
      </style:paragraph-properties>
      <style:text-properties fo:language="el" fo:country="GR"/>
    </style:style>
    <style:style style:name="P13" style:family="paragraph" style:parent-style-name="Standard">
      <style:paragraph-properties fo:margin-top="0.106cm" fo:margin-bottom="0.106cm" fo:line-height="100%" fo:text-align="justify" style:justify-single-word="false" fo:break-before="page"/>
      <style:text-properties fo:language="en" fo:country="US"/>
    </style:style>
    <style:style style:name="P14" style:family="paragraph" style:parent-style-name="Standard">
      <style:paragraph-properties fo:margin-top="0.353cm" fo:margin-bottom="0cm" fo:line-height="100%" fo:text-align="justify" style:justify-single-word="false"/>
    </style:style>
    <style:style style:name="P15" style:family="paragraph" style:parent-style-name="Standard">
      <style:paragraph-properties fo:margin-top="0.106cm" fo:margin-bottom="0cm" fo:line-height="100%" fo:text-align="center" style:justify-single-word="false"/>
    </style:style>
    <style:style style:name="P16" style:family="paragraph" style:parent-style-name="Standard">
      <style:paragraph-properties fo:margin-top="0.106cm" fo:margin-bottom="0cm" fo:line-height="100%" fo:text-align="center" style:justify-single-word="false"/>
      <style:text-properties fo:language="en" fo:country="US"/>
    </style:style>
    <style:style style:name="P17" style:family="paragraph" style:parent-style-name="Standard">
      <style:paragraph-properties fo:margin-top="0.106cm" fo:margin-bottom="0cm" fo:line-height="100%" fo:text-align="justify" style:justify-single-word="false"/>
      <style:text-properties fo:language="en" fo:country="US"/>
    </style:style>
    <style:style style:name="P18" style:family="paragraph" style:parent-style-name="Standard">
      <style:paragraph-properties fo:margin-left="-0.199cm" fo:margin-right="-0.199cm" fo:margin-top="0.071cm" fo:margin-bottom="0cm" fo:line-height="100%" fo:text-align="center" style:justify-single-word="false" fo:text-indent="0cm" style:auto-text-indent="false"/>
    </style:style>
    <style:style style:name="P19" style:family="paragraph" style:parent-style-name="Standard">
      <style:paragraph-properties fo:margin-top="0.071cm" fo:margin-bottom="0cm" fo:line-height="100%" fo:text-align="center" style:justify-single-word="false"/>
    </style:style>
    <style:style style:name="P20" style:family="paragraph" style:parent-style-name="Standard">
      <style:paragraph-properties fo:margin-top="0.071cm" fo:margin-bottom="0cm" fo:line-height="100%" fo:text-align="justify" style:justify-single-word="false"/>
      <style:text-properties fo:language="el" fo:country="GR"/>
    </style:style>
    <style:style style:name="P21" style:family="paragraph" style:parent-style-name="Text_20_body">
      <style:paragraph-properties fo:margin-top="0.212cm" fo:margin-bottom="0.106cm" fo:line-height="100%" fo:text-align="justify" style:justify-single-word="false"/>
    </style:style>
    <style:style style:name="P22" style:family="paragraph" style:parent-style-name="Heading_20_2">
      <style:paragraph-properties fo:margin-top="0.212cm" fo:margin-bottom="0.106cm" fo:line-height="100%" fo:text-align="justify" style:justify-single-word="false"/>
    </style:style>
    <style:style style:name="P23" style:family="paragraph" style:parent-style-name="Heading_20_2">
      <style:paragraph-properties fo:margin-top="0.212cm" fo:margin-bottom="0.106cm" fo:line-height="100%" fo:text-align="justify" style:justify-single-word="false"/>
      <style:text-properties fo:language="en" fo:country="US"/>
    </style:style>
    <style:style style:name="P24" style:family="paragraph" style:parent-style-name="Heading_20_2">
      <style:paragraph-properties fo:margin-top="0.212cm" fo:margin-bottom="0.106cm" fo:line-height="100%" fo:text-align="justify" style:justify-single-word="false" fo:break-before="page"/>
    </style:style>
    <style:style style:name="P25" style:family="paragraph" style:parent-style-name="Contents_20_1">
      <style:text-properties fo:font-size="9pt" style:font-size-asian="9pt"/>
    </style:style>
    <style:style style:name="P26" style:family="paragraph" style:parent-style-name="Table_20_Contents">
      <style:text-properties fo:font-size="2pt" style:font-size-asian="2pt" style:font-size-complex="2pt"/>
    </style:style>
    <style:style style:name="T1" style:family="text">
      <style:text-properties style:font-name="Times New Roman" fo:font-size="10pt" fo:letter-spacing="0.062cm" fo:language="el" fo:country="GR" style:font-name-asian="Times New Roman1" style:font-size-asian="10pt" style:font-name-complex="Times New Roman1" style:font-size-complex="10pt"/>
    </style:style>
    <style:style style:name="T2" style:family="text">
      <style:text-properties style:font-name="Times New Roman" fo:font-size="10pt" fo:language="el" fo:country="GR" style:font-name-asian="Times New Roman1" style:font-size-asian="10pt" style:font-name-complex="Times New Roman1" style:font-size-complex="10pt"/>
    </style:style>
    <style:style style:name="T3" style:family="text">
      <style:text-properties style:font-name="Times New Roman" fo:font-size="9pt" fo:language="el" fo:country="GR" style:font-name-asian="Times New Roman1" style:font-size-asian="9pt" style:font-name-complex="Times New Roman1" style:font-size-complex="9pt"/>
    </style:style>
    <style:style style:name="T4" style:family="text">
      <style:text-properties style:font-name="Times New Roman" fo:font-size="9pt" fo:language="el" fo:country="GR" fo:font-style="italic" style:font-name-asian="Times New Roman1" style:font-size-asian="9pt" style:font-style-asian="italic" style:font-name-complex="Times New Roman1" style:font-size-complex="9pt"/>
    </style:style>
    <style:style style:name="T5" style:family="text">
      <style:text-properties fo:language="el" fo:country="GR"/>
    </style:style>
    <style:style style:name="T6" style:family="text">
      <style:text-properties fo:language="el" fo:country="GR" fo:font-style="italic" fo:font-weight="bold" style:font-style-asian="italic" style:font-weight-asian="bold"/>
    </style:style>
    <style:style style:name="T7" style:family="text">
      <style:text-properties fo:language="el" fo:country="GR" style:text-underline-style="solid" style:text-underline-width="auto" style:text-underline-color="font-color"/>
    </style:style>
    <style:style style:name="T8" style:family="text">
      <style:text-properties fo:language="el" fo:country="GR" fo:font-weight="bold" style:font-weight-asian="bold"/>
    </style:style>
    <style:style style:name="T9" style:family="text">
      <style:text-properties style:text-position="super 58%" style:font-name="Times New Roman" fo:font-size="9pt" fo:language="el" fo:country="GR" style:font-name-asian="Times New Roman1" style:font-size-asian="9pt" style:font-name-complex="Times New Roman1" style:font-size-complex="9pt"/>
    </style:style>
    <style:style style:name="T10" style:family="text">
      <style:text-properties fo:font-size="16pt" fo:language="el" fo:country="GR" style:text-underline-style="solid" style:text-underline-width="auto" style:text-underline-color="font-color" style:font-size-asian="16pt"/>
    </style:style>
    <style:style style:name="T11" style:family="text">
      <style:text-properties fo:font-size="16pt" fo:language="el" fo:country="GR" fo:font-weight="bold" style:font-size-asian="16pt" style:font-weight-asian="bold"/>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language="en" fo:country="US"/>
    </style:style>
    <style:style style:name="T16" style:family="text">
      <style:text-properties fo:language="en" fo:country="US" fo:font-style="italic" fo:font-weight="bold" style:font-style-asian="italic" style:font-weight-asian="bold"/>
    </style:style>
    <style:style style:name="T17" style:family="text">
      <style:text-properties fo:language="en" fo:country="US" fo:font-weight="bold" style:font-weight-asian="bold"/>
    </style:style>
    <style:style style:name="T18" style:family="text">
      <style:text-properties fo:language="en" fo:country="U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ΕΘΝΙΚΟ ΜΕΤΣΟΒΙΟ ΠΟΛΥΤΕΧΝΕΙΟ</text:span></text:p>
      <text:p text:style-name="P1"><text:span text:style-name="T3">Σχολή Ηλεκτρολόγων Μηχανικών και Μηχανικών Υπολογιστών,</text:span></text:p>
      <text:p text:style-name="P1"><text:span text:style-name="T3"><text:s text:c="5"/>Τομέας Επικοινωνιών, Ηλεκτρονικής και Συστημάτων Πληροφορικής</text:span></text:p>
      <text:p text:style-name="P1"><text:span text:style-name="T3">Ροή Δ, Μάθημα: </text:span><text:span text:style-name="T4">Ασφάλεια Δικτύων Υπολογιστών</text:span><text:span text:style-name="T3"> (Εξάμηνο 8</text:span><text:span text:style-name="T9">ο</text:span><text:span text:style-name="T3">)</text:span></text:p>
      <text:p text:style-name="P25"/>
      <text:p text:style-name="P2"/>
      <text:p text:style-name="P3"><text:bookmark-start text:name="_Toc417915665"/><text:span text:style-name="T10">Πρώτη Εργαστηριακή Άσκηση: Φύλλο Απαντήσεων</text:span></text:p>
      <text:p text:style-name="P3"><text:span text:style-name="T11">Κλασσικοί Αλγόριθμοι Κρυπτογράφησης</text:span></text:p>
      <text:p text:style-name="P4"/>
      <table:table table:name="Table1" table:style-name="Table1">
        <table:table-column table:style-name="Table1.A"/>
        <table:table-row table:style-name="Table1.1">
          <table:table-cell table:style-name="Table1.A1" office:value-type="string">
            <text:p text:style-name="P14"><text:span text:style-name="T5">Ονοματεπώνυμο: Μιχάλης Παπαδοπουλλος</text:span></text:p>
          </table:table-cell>
        </table:table-row>
        <table:table-row table:style-name="Table1.1">
          <table:table-cell table:style-name="Table1.A1" office:value-type="string">
            <text:p text:style-name="P14"><text:span text:style-name="T5">Αριθμός Μητρώου: 03114702</text:span></text:p>
          </table:table-cell>
        </table:table-row>
        <table:table-row table:style-name="Table1.1">
          <table:table-cell table:style-name="Table1.A1" office:value-type="string">
            <text:p text:style-name="P14"><text:span text:style-name="T5">Εξάμηνο: 8</text:span></text:p>
          </table:table-cell>
        </table:table-row>
      </table:table>
      <text:p text:style-name="P6"><text:bookmark text:name="_GoBack"/></text:p>
      <text:list xml:id="list4303649686532038402" text:style-name="Outline">
        <text:list-item>
          <text:list>
            <text:list-item>
              <text:h text:style-name="P22" text:outline-level="2"><text:span text:style-name="T5">Ερώτηση</text:span><text:span text:style-name="T15"> 1.1</text:span><text:bookmark-end text:name="_Toc417915665"/></text:h>
            </text:list-item>
          </text:list>
        </text:list-item>
      </text:list>
      <text:p text:style-name="P8"><text:span text:style-name="T15">“</text:span><text:span text:style-name="T16">It had been raining for seven years. Thousands of days compounded and filled from one end to the other with rain, with the drum and gush of water, with the sweet crystal fall of showers and the concussion of storms so heavy they were tidal waves.</text:span><text:span text:style-name="T15">”</text:span></text:p>
      <text:p text:style-name="P8"><text:span text:style-name="T15"/></text:p>
      <text:p text:style-name="P8"><draw:frame draw:style-name="fr1" draw:name="graphics1" text:anchor-type="paragraph" svg:width="14.651cm" svg:height="9.128cm" draw:z-index="0"><draw:image xlink:href="Pictures/20000007000052CA00002E69E892872A.svm" xlink:type="simple" xlink:show="embed" xlink:actuate="onLoad"/></draw:frame><text:span text:style-name="T15"/></text:p>
      <text:list xml:id="list30765568" text:continue-numbering="true" text:style-name="Outline">
        <text:list-item>
          <text:list>
            <text:list-item>
              <text:h text:style-name="P24" text:outline-level="2"><text:bookmark-start text:name="_Toc417915666"/><text:span text:style-name="T5">Ερώτηση</text:span><text:span text:style-name="T15"> 1.2</text:span><text:bookmark-end text:name="_Toc417915666"/></text:h>
            </text:list-item>
          </text:list>
        </text:list-item>
      </text:list>
      <text:p text:style-name="P8"><text:span text:style-name="T15">“</text:span><text:span text:style-name="T16">Dro xohd cdyz sc dro cdkdsm bydyb, grsmr kc dro xkwo ceqqocdc nyoc xydrsxq dy dro csqxkv sd cswzvi debxc gsboc sxdy myxdkmdc (dro csqxkv yxvi zkccoc grox dro myxdkmdc dyemr). Cy yeb csqxkv sc cdsvv dro voddob 'U'.”</text:span></text:p>
      <text:p text:style-name="P6"><draw:frame draw:style-name="fr1" draw:name="graphics2" text:anchor-type="paragraph" svg:width="14.651cm" svg:height="8.056cm" draw:z-index="1"><draw:image xlink:href="Pictures/200000070000540800002E34DE38DB2A.svm" xlink:type="simple" xlink:show="embed" xlink:actuate="onLoad"/></draw:frame></text:p>
      <text:list xml:id="list30759462" text:continue-numbering="true" text:style-name="Outline">
        <text:list-item>
          <text:list>
            <text:list-item>
              <text:h text:style-name="P22" text:outline-level="2"><text:bookmark-start text:name="_Toc417915667"/><text:span text:style-name="T5">Ερώτηση</text:span><text:span text:style-name="T15"> 1.3</text:span><text:bookmark-end text:name="_Toc417915667"/></text:h>
            </text:list-item>
          </text:list>
        </text:list-item>
      </text:list>
      <text:p text:style-name="P6"><draw:frame draw:style-name="fr1" draw:name="graphics3" text:anchor-type="paragraph" svg:width="14.651cm" svg:height="6.32cm" draw:z-index="2"><draw:image xlink:href="Pictures/2000000700005A56000026F81F32E061.svm" xlink:type="simple" xlink:show="embed" xlink:actuate="onLoad"/></draw:frame></text:p>
      <text:p text:style-name="P10">Πρεπει Κ = 13, ωστε 2Κ=26 οποτε Α -&gt; Α</text:p>
      <text:list xml:id="list30776364" text:continue-numbering="true" text:style-name="Outline">
        <text:list-item>
          <text:list>
            <text:list-item>
              <text:h text:style-name="P22" text:outline-level="2"><text:span text:style-name="T5"/></text:h>
            </text:list-item>
            <text:list-item>
              <text:h text:style-name="P24" text:outline-level="2"><text:bookmark-start text:name="_Toc417915668"/><text:span text:style-name="T5">Ερώτηση</text:span><text:span text:style-name="T15"> 1.4</text:span><text:bookmark-end text:name="_Toc417915668"/></text:h>
            </text:list-item>
          </text:list>
        </text:list-item>
      </text:list>
      <text:p text:style-name="P8"><text:span text:style-name="T15">“</text:span><text:span text:style-name="T16">Ld plns wpeepc td pyepcpo esp czezcd czelep mj zyp azdtetzy, dz esle esp dlxp wpeepcd lcp ypgpc nzyypnepo ezrpespc ty esp dlxp xpddlrp. Ez loo qfcespc nzxawtnletzy, plns czezc sld l yzenspd hstns hspy cplnspo, nlfdpd esp ypie czezc ez ted wpqe ez depa qzchlco ezz</text:span><text:span text:style-name="T15">.”</text:span></text:p>
      <text:p text:style-name="P10"><draw:frame draw:style-name="fr1" draw:name="graphics4" text:anchor-type="paragraph" svg:width="14.651cm" svg:height="7.569cm" draw:z-index="3"><draw:image xlink:href="Pictures/20000007000050D3000029C2980B926D.svm" xlink:type="simple" xlink:show="embed" xlink:actuate="onLoad"/></draw:frame>Κ = 11</text:p>
      <text:list xml:id="list30784235" text:continue-numbering="true" text:style-name="Outline">
        <text:list-item>
          <text:list>
            <text:list-item>
              <text:h text:style-name="P22" text:outline-level="2"><text:bookmark-start text:name="_Toc417915669"/><text:span text:style-name="T5">Ερώτηση</text:span><text:span text:style-name="T15"> 1.5</text:span><text:bookmark-end text:name="_Toc417915669"/></text:h>
            </text:list-item>
          </text:list>
        </text:list-item>
      </text:list>
      <text:p text:style-name="P8"><text:bookmark-start text:name="_Toc417915670"/><text:span text:style-name="T15">“</text:span><text:span text:style-name="T16">QN FJB J YUNJBJWC-UXXTRWP VJW, FRCQ KUDN NHNB JWM ADMMH LQNNTB. QN MANF DY J LQJRA OXA VN WNJA CQN LXOORW, JWM BNJCNM QRVBNUO SDBC KNQRWM. CQN WDABN PXC DY JWM VXENM CXFJAM CQN MXXA. JB BQN FJB PXRWP KH, CQN TNNYNA FQRBYNANM RW VH NJA: “RC’B J CDVXA BQN QJB, YXXA CQRWP.” R UXXTNM JC QNA VXAN LJANODUUH JWM R WXCRLNM CQJC BQN QJM J KJWMJPN AXDWM QNA QNJM, SDBC KNUXF QNA NHNB. RC UJH ZDRCN OUJC JLAXBB CQN KARMPN XO QNA WXBN, JWM XWN BJF QJAMUH JWHCQRWP XO QNA OJLN NGLNYC CQJC BCARY XO FQRCNWNBB. JB BXXW JB BQN QJM PXWN, CQN TNNYNA AXBN. “WXF R’UU UNJEN HXD CX HXDABNUO.” R MXW’C TWXF FQNCQNA R VJMN BXVN PNBCDAN, KDC RWBCNJM XO PXRWP QN QJUCNM KNQRWM VH LQJRA. CQN BNWBJCRXW XO BXVNXWN YXBCNM JC VH KJLT VJMN VN DWLXVOXACJKUN. CQN BDW FJB PNCCRWP UXF JWM CQN FQXUN AXXV FJB OUXXMNM FRCQ J YUNJBJWC, VNUUXF URPQC. CFX QXAWNCB FNAN KDIIRWP XENAQNJM, JPJRWBC CQN BTHURPQC. R FJB BX BUNNYH R LXDUM QJAMUH TNNY VH NHNB XYNW. FRCQXDC UXXTRWP AXDWM, R JBTNM CQN TNNYNA QXF UXWP QN’M KNNW JC CQN QXVN. “OREN HNJAB</text:span><text:span text:style-name="T5">.” </text:span></text:p>
      <text:p text:style-name="P8"><text:span text:style-name="T5"/></text:p>
      <text:p text:style-name="P10">“HE WAS A PLEASANT-LOOKING MAN, WITH BLUE EYES AND RUDDY CHEEKS. HE DREW UP A CHAIR FOR ME NEAR THE COFFIN, AND SEATED HIMSELF JUST BEHIND. THE NURSE GOT UP AND MOVED TOWARD THE DOOR. AS SHE WAS GOING BY, THE KEEPER WHISPERED IN MY EAR: “IT’S A TUMOR SHE HAS, POOR THING.” I LOOKED AT HER MORE CAREFULLY AND I NOTICED THAT SHE HAD A BANDAGE ROUND HER HEAD, JUST BELOW HER EYES. IT LAY QUITE FLAT ACROSS THE BRIDGE OF HER NOSE, AND ONE SAW HARDLY ANYTHING OF HER FACE EXCEPT THAT STRIP OF WHITENESS. <text:soft-page-break/>AS SOON AS SHE HAD GONE, THE KEEPER ROSE. “NOW I’LL LEAVE YOU TO YOURSELF.” I DON’T KNOW WHETHER I MADE SOME GESTURE, BUT INSTEAD OF GOING HE HALTED BEHIND MY CHAIR. THE SENSATION OF SOMEONE POSTED AT MY BACK MADE ME UNCOMFORTABLE. THE SUN WAS GETTING LOW AND THE WHOLE ROOM WAS FLOODED WITH A PLEASANT, MELLOW LIGHT. TWO HORNETS WERE BUZZING OVERHEAD, AGAINST THE SKYLIGHT. I WAS SO SLEEPY I COULD HARDLY KEEP MY EYES OPEN. WITHOUT LOOKING ROUND, I ASKED THE KEEPER HOW LONG HE’D BEEN AT THE HOME. “FIVE YEARS.” </text:p>
      <text:list xml:id="list30766241" text:continue-numbering="true" text:style-name="Outline">
        <text:list-item>
          <text:list>
            <text:list-item>
              <text:h text:style-name="P22" text:outline-level="2"><draw:frame draw:style-name="fr2" draw:name="graphics5" text:anchor-type="paragraph" svg:x="0.305cm" svg:y="1.032cm" svg:width="13.513cm" svg:height="10.816cm" draw:z-index="4"><draw:image xlink:href="Pictures/20000007000059EC00004B24589ACE46.svm" xlink:type="simple" xlink:show="embed" xlink:actuate="onLoad"/></draw:frame><text:span text:style-name="T5"/></text:h>
            </text:list-item>
            <text:list-item>
              <text:h text:style-name="P24" text:outline-level="2"><text:span text:style-name="T5">Ερώτηση 1.6</text:span><text:bookmark-end text:name="_Toc417915670"/></text:h>
            </text:list-item>
          </text:list>
        </text:list-item>
      </text:list>
      <text:p text:style-name="P8"><text:span text:style-name="T5">“</text:span><text:span text:style-name="T16">PU</text:span><text:span text:style-name="T6"> </text:span><text:span text:style-name="T16">AOL</text:span><text:span text:style-name="T6"> </text:span><text:span text:style-name="T16">WHNLZ</text:span><text:span text:style-name="T6"> </text:span><text:span text:style-name="T16">AV</text:span><text:span text:style-name="T6"> </text:span><text:span text:style-name="T16">MVSSVD</text:span><text:span text:style-name="T6"> </text:span><text:span text:style-name="T16">P</text:span><text:span text:style-name="T6"> </text:span><text:span text:style-name="T16">ZOHSS</text:span><text:span text:style-name="T6"> </text:span><text:span text:style-name="T16">UVA</text:span><text:span text:style-name="T6"> </text:span><text:span text:style-name="T16">PUKBSNL</text:span><text:span text:style-name="T6"> </text:span><text:span text:style-name="T16">PU</text:span><text:span text:style-name="T6"> </text:span><text:span text:style-name="T16">KLZJYPWAPVUZ</text:span><text:span text:style-name="T6"> </text:span><text:span text:style-name="T16">VM</text:span><text:span text:style-name="T6"> </text:span><text:span text:style-name="T16">WLYZVUZ</text:span><text:span text:style-name="T6">—</text:span><text:span text:style-name="T16">LEJLWA</text:span><text:span text:style-name="T6"> </text:span><text:span text:style-name="T16">DOLU</text:span><text:span text:style-name="T6"> </text:span><text:span text:style-name="T16">H</text:span><text:span text:style-name="T6"> </text:span><text:span text:style-name="T16">MHJPHS</text:span><text:span text:style-name="T6"> </text:span><text:span text:style-name="T16">LEWYLZZPVU</text:span><text:span text:style-name="T6">, </text:span><text:span text:style-name="T16">VY</text:span><text:span text:style-name="T6"> </text:span><text:span text:style-name="T16">H</text:span><text:span text:style-name="T6"> </text:span><text:span text:style-name="T16">NLZABYL</text:span><text:span text:style-name="T6">, </text:span><text:span text:style-name="T16">HWWLHYZ</text:span><text:span text:style-name="T6"> </text:span><text:span text:style-name="T16">HZ</text:span><text:span text:style-name="T6"> </text:span><text:span text:style-name="T16">H</text:span><text:span text:style-name="T6"> </text:span><text:span text:style-name="T16">ZPNU</text:span><text:span text:style-name="T6"> </text:span><text:span text:style-name="T16">VM</text:span><text:span text:style-name="T6"> </text:span><text:span text:style-name="T16">H</text:span><text:span text:style-name="T6"> </text:span><text:span text:style-name="T16">TBAL</text:span><text:span text:style-name="T6"> </text:span><text:span text:style-name="T16">IBA</text:span><text:span text:style-name="T6"> </text:span><text:span text:style-name="T16">LSVXBLUA</text:span><text:span text:style-name="T6"> </text:span><text:span text:style-name="T16">SHUNBHNL</text:span><text:span text:style-name="T6">—</text:span><text:span text:style-name="T16">ILJHBZL</text:span><text:span text:style-name="T6">, </text:span><text:span text:style-name="T16">HZ</text:span><text:span text:style-name="T6"> </text:span><text:span text:style-name="T16">IVLAOPBZ</text:span><text:span text:style-name="T6"> </text:span><text:span text:style-name="T16">ZHFZ</text:span><text:span text:style-name="T6">, </text:span><text:span text:style-name="T16">UVAOPUN</text:span><text:span text:style-name="T6"> </text:span><text:span text:style-name="T16">PZ</text:span><text:span text:style-name="T6"> </text:span><text:span text:style-name="T16">TVYL</text:span><text:span text:style-name="T6"> </text:span><text:span text:style-name="T16">MSLLAPUN</text:span><text:span text:style-name="T6"> </text:span><text:span text:style-name="T16">AOHU</text:span><text:span text:style-name="T6"> </text:span><text:span text:style-name="T16">LEALYUHS</text:span><text:span text:style-name="T6"> </text:span><text:span text:style-name="T16">MVYT</text:span><text:span text:style-name="T6">, </text:span><text:span text:style-name="T16">DOPJO</text:span><text:span text:style-name="T6"> </text:span><text:span text:style-name="T16">DPAOLYZ</text:span><text:span text:style-name="T6"> </text:span><text:span text:style-name="T16">HUK</text:span><text:span text:style-name="T6"> </text:span><text:span text:style-name="T16">HSALYZ</text:span><text:span text:style-name="T6"> </text:span><text:span text:style-name="T16">SPRL</text:span><text:span text:style-name="T6"> </text:span><text:span text:style-name="T16">AOL</text:span><text:span text:style-name="T6"> </text:span><text:span text:style-name="T16">MSVDLYZ</text:span><text:span text:style-name="T6"> </text:span><text:span text:style-name="T16">VM</text:span><text:span text:style-name="T6"> </text:span><text:span text:style-name="T16">AOL</text:span><text:span text:style-name="T6"> </text:span><text:span text:style-name="T16">MPLSK</text:span><text:span text:style-name="T6"> </text:span><text:span text:style-name="T16">HA</text:span><text:span text:style-name="T6"> </text:span><text:span text:style-name="T16">AOL</text:span><text:span text:style-name="T6"> </text:span><text:span text:style-name="T16">HWWLHYHUJL</text:span><text:span text:style-name="T6"> </text:span><text:span text:style-name="T16">VM</text:span><text:span text:style-name="T6"> </text:span><text:span text:style-name="T16">HBABTU</text:span><text:span text:style-name="T6">; </text:span><text:span text:style-name="T16">HUK</text:span><text:span text:style-name="T6"> </text:span><text:span text:style-name="T16">DOHA</text:span><text:span text:style-name="T6"> </text:span><text:span text:style-name="T16">DVBSK</text:span><text:span text:style-name="T6"> </text:span><text:span text:style-name="T16">IL</text:span><text:span text:style-name="T6"> </text:span><text:span text:style-name="T16">AOL</text:span><text:span text:style-name="T6"> </text:span><text:span text:style-name="T16">WVPUA</text:span><text:span text:style-name="T6"> </text:span><text:span text:style-name="T16">VM</text:span><text:span text:style-name="T6"> </text:span><text:span text:style-name="T16">ZHFPUN</text:span><text:span text:style-name="T6"> </text:span><text:span text:style-name="T16">AVKHF</text:span><text:span text:style-name="T6"> </text:span><text:span text:style-name="T16">AOHA</text:span><text:span text:style-name="T6"> </text:span><text:span text:style-name="T16">AOL</text:span><text:span text:style-name="T6"> </text:span><text:span text:style-name="T16">HIIVA</text:span><text:span text:style-name="T6"> </text:span><text:span text:style-name="T16">HIV</text:span><text:span text:style-name="T6"> </text:span><text:span text:style-name="T16">OHK</text:span><text:span text:style-name="T6"> </text:span><text:span text:style-name="T16">H</text:span><text:span text:style-name="T6"> </text:span><text:span text:style-name="T16">ZALYU</text:span><text:span text:style-name="T6"> </text:span><text:span text:style-name="T16">LFL</text:span><text:span text:style-name="T6"> </text:span><text:span text:style-name="T16">HUK</text:span><text:span text:style-name="T6"> </text:span><text:span text:style-name="T16">WHSL</text:span><text:span text:style-name="T6"> </text:span><text:span text:style-name="T16">JOLLRZ</text:span><text:span text:style-name="T6">, </text:span><text:span text:style-name="T16">DOLU</text:span><text:span text:style-name="T6"> </text:span><text:span text:style-name="T16">IF</text:span><text:span text:style-name="T6"> </text:span><text:span text:style-name="T16">UVD</text:span><text:span text:style-name="T6"> </text:span><text:span text:style-name="T16">OL</text:span><text:span text:style-name="T6"> </text:span><text:span text:style-name="T16">HUK</text:span><text:span text:style-name="T6"> </text:span><text:span text:style-name="T16">AOVZL</text:span><text:span text:style-name="T6"> </text:span><text:span text:style-name="T16">HYVBUK</text:span><text:span text:style-name="T6"> </text:span><text:span text:style-name="T16">OPT</text:span><text:span text:style-name="T6"> </text:span><text:span text:style-name="T16">HYL</text:span><text:span text:style-name="T6"> </text:span><text:span text:style-name="T16">KBZA</text:span><text:span text:style-name="T6"> </text:span><text:span text:style-name="T16">HUK</text:span><text:span text:style-name="T6"> </text:span><text:span text:style-name="T16">AOLPY</text:span><text:span text:style-name="T6"> </text:span><text:span text:style-name="T16">IVKPLZ</text:span><text:span text:style-name="T6"> </text:span><text:span text:style-name="T16">OHCL</text:span><text:span text:style-name="T6"> </text:span><text:span text:style-name="T16">AOL</text:span><text:span text:style-name="T6"> </text:span><text:span text:style-name="T16">TVYAHS</text:span><text:span text:style-name="T6"> </text:span><text:span text:style-name="T16">NYHFULZZ</text:span><text:span text:style-name="T6"> </text:span><text:span text:style-name="T16">VM</text:span><text:span text:style-name="T6"> </text:span><text:span text:style-name="T16">KBZA</text:span><text:span text:style-name="T6"> (</text:span><text:span text:style-name="T16">VUSF</text:span><text:span text:style-name="T6"> </text:span><text:span text:style-name="T16">AOLPY</text:span><text:span text:style-name="T6"> </text:span><text:span text:style-name="T16">ZVBSZ</text:span><text:span text:style-name="T6">, </text:span><text:span text:style-name="T16">NVK</text:span><text:span text:style-name="T6"> </text:span><text:span text:style-name="T16">NYHUA</text:span><text:span text:style-name="T6">, </text:span><text:span text:style-name="T16">ZOPUPUN</text:span><text:span text:style-name="T6"> </text:span><text:span text:style-name="T16">DPAO</text:span><text:span text:style-name="T6"> </text:span><text:span text:style-name="T16">H</text:span><text:span text:style-name="T6"> </text:span><text:span text:style-name="T16">SPNOA</text:span><text:span text:style-name="T6"> </text:span><text:span text:style-name="T16">AOHA</text:span><text:span text:style-name="T6"> </text:span><text:span text:style-name="T16">DPSS</text:span><text:span text:style-name="T6"> </text:span><text:span text:style-name="T16">ULCLY</text:span><text:span text:style-name="T6"> </text:span><text:span text:style-name="T16">IL</text:span><text:span text:style-name="T6"> </text:span><text:span text:style-name="T16">LEAPUNBPZOLK</text:span><text:span text:style-name="T6">)? </text:span><text:span text:style-name="T16">IBA</text:span><text:span text:style-name="T6"> </text:span><text:span text:style-name="T16">P</text:span><text:span text:style-name="T6"> </text:span><text:span text:style-name="T16">DVBSK</text:span><text:span text:style-name="T6"> </text:span><text:span text:style-name="T16">SPRL</text:span><text:span text:style-name="T6"> </text:span><text:span text:style-name="T16">AV</text:span><text:span text:style-name="T6"> </text:span><text:span text:style-name="T16">KLZJYPIL</text:span><text:span text:style-name="T6"> </text:span><text:span text:style-name="T16">DPSSPHT</text:span><text:span text:style-name="T6"> </text:span><text:span text:style-name="T16">HA</text:span><text:span text:style-name="T6"> </text:span><text:span text:style-name="T16">SLHZA</text:span><text:span text:style-name="T6"> </text:span><text:span text:style-name="T16">VUJL</text:span><text:span text:style-name="T6">, </text:span><text:span text:style-name="T16">ILJHBZL</text:span><text:span text:style-name="T6"> </text:span><text:span text:style-name="T16">OPZ</text:span><text:span text:style-name="T6"> </text:span><text:span text:style-name="T16">ZPUNBSHY</text:span><text:span text:style-name="T6"> </text:span><text:span text:style-name="T16">MLHABYLZ</text:span><text:span text:style-name="T6"> </text:span><text:span text:style-name="T16">ZAYBJR</text:span><text:span text:style-name="T6"> </text:span><text:span text:style-name="T16">TL</text:span><text:span text:style-name="T6">, </text:span><text:span text:style-name="T16">HUK</text:span><text:span text:style-name="T6"> </text:span><text:span text:style-name="T16">PA</text:span><text:span text:style-name="T6"> </text:span><text:span text:style-name="T16">PZ</text:span><text:span text:style-name="T6"> </text:span><text:span text:style-name="T16">JOHYHJALYPZAPJ</text:span><text:span text:style-name="T6"> </text:span><text:span text:style-name="T16">VM</text:span><text:span text:style-name="T6"> </text:span><text:span text:style-name="T16">AOL</text:span><text:span text:style-name="T6"> </text:span><text:span text:style-name="T16">FVBUN</text:span><text:span text:style-name="T6"> </text:span><text:span text:style-name="T16">AV</text:span><text:span text:style-name="T6"> </text:span><text:span text:style-name="T16">ILJVTL</text:span><text:span text:style-name="T6"> </text:span><text:span text:style-name="T16">IVBUK</text:span><text:span text:style-name="T6"> </text:span><text:span text:style-name="T16">AV</text:span><text:span text:style-name="T6"> </text:span><text:span text:style-name="T16">HU</text:span><text:span text:style-name="T6"> </text:span><text:span text:style-name="T16">VSKLY</text:span><text:span text:style-name="T6"> </text:span><text:span text:style-name="T16">HUK</text:span><text:span text:style-name="T6"> </text:span><text:span text:style-name="T16">DPZLY</text:span><text:span text:style-name="T6"> </text:span><text:span text:style-name="T16">THU</text:span><text:span text:style-name="T6"> </text:span><text:span text:style-name="T16">UVA</text:span><text:span text:style-name="T6"> </text:span><text:span text:style-name="T16">VUSF</text:span><text:span text:style-name="T6"> </text:span><text:span text:style-name="T16">IF</text:span><text:span text:style-name="T6"> </text:span><text:span text:style-name="T16">AOL</text:span><text:span text:style-name="T6"> </text:span><text:span text:style-name="T16">ZWLSS</text:span><text:span text:style-name="T6"> </text:span><text:span text:style-name="T16">VM</text:span><text:span text:style-name="T6"> </text:span><text:span text:style-name="T16">OPZ</text:span><text:span text:style-name="T6"> </text:span><text:span text:style-name="T16">DVYKZ</text:span><text:span text:style-name="T6"> </text:span><text:span text:style-name="T16">HUK</text:span><text:span text:style-name="T6"> </text:span><text:span text:style-name="T16">AOL</text:span><text:span text:style-name="T6"> </text:span><text:span text:style-name="T16">ZOHYWULZZ</text:span><text:span text:style-name="T6"> </text:span><text:span text:style-name="T16">VM</text:span><text:span text:style-name="T6"> </text:span><text:span text:style-name="T16">OPZ</text:span><text:span text:style-name="T6"> </text:span><text:span text:style-name="T16">TPUK</text:span><text:span text:style-name="T6">, </text:span><text:span text:style-name="T16">IBA</text:span><text:span text:style-name="T6"> </text:span><text:span text:style-name="T16">HSZV</text:span><text:span text:style-name="T6"> </text:span><text:span text:style-name="T16">IF</text:span><text:span text:style-name="T6"> </text:span><text:span text:style-name="T16">AOL</text:span><text:span text:style-name="T6"> </text:span><text:span text:style-name="T16">ZBWLYMPJPHS</text:span><text:span text:style-name="T6"> </text:span><text:span text:style-name="T16">MVYT</text:span><text:span text:style-name="T6"> </text:span><text:span text:style-name="T16">VM</text:span><text:span text:style-name="T6"> </text:span><text:span text:style-name="T16">OPZ</text:span><text:span text:style-name="T6"> </text:span><text:span text:style-name="T16">IVKF</text:span><text:span text:style-name="T6">, </text:span><text:span text:style-name="T16">DOPJO</text:span><text:span text:style-name="T6"> </text:span><text:span text:style-name="T16">WYVCLZ</text:span><text:span text:style-name="T6"> </text:span><text:span text:style-name="T16">CLYF</text:span><text:span text:style-name="T6"> </text:span><text:span text:style-name="T16">KLHY</text:span><text:span text:style-name="T6">, </text:span><text:span text:style-name="T16">SPRL</text:span><text:span text:style-name="T6"> </text:span><text:span text:style-name="T16">AOL</text:span><text:span text:style-name="T6"> </text:span><text:span text:style-name="T16">MPNBYL</text:span><text:span text:style-name="T6"> </text:span><text:span text:style-name="T16">VM</text:span><text:span text:style-name="T6"> </text:span><text:span text:style-name="T16">H</text:span><text:span text:style-name="T6"> </text:span><text:span text:style-name="T16">MHAOLY</text:span><text:span text:style-name="T6">, </text:span><text:span text:style-name="T16">DOVZL</text:span><text:span text:style-name="T6"> </text:span><text:span text:style-name="T16">NLZABYLZ</text:span><text:span text:style-name="T6"> </text:span><text:span text:style-name="T16">DL</text:span><text:span text:style-name="T6"> </text:span><text:span text:style-name="T16">ZABKF</text:span><text:span text:style-name="T6"> </text:span><text:span text:style-name="T16">HUK</text:span><text:span text:style-name="T6"> </text:span><text:span text:style-name="T16">DOVZL</text:span><text:span text:style-name="T6"> </text:span><text:span text:style-name="T16">MYVDUZ</text:span><text:span text:style-name="T6">, </text:span><text:span text:style-name="T16">DOVZL</text:span><text:span text:style-name="T6"> </text:span><text:span text:style-name="T16">ZTPSL</text:span><text:span text:style-name="T6"> </text:span><text:span text:style-name="T16">DL</text:span><text:span text:style-name="T6"> </text:span><text:span text:style-name="T16">VIZLYCL</text:span><text:span text:style-name="T6">—</text:span><text:span text:style-name="T16">DPAOVBA</text:span><text:span text:style-name="T6"> </text:span><text:span text:style-name="T16">H</text:span><text:span text:style-name="T6"> </text:span><text:span text:style-name="T16">ZOHKVD</text:span><text:span text:style-name="T6"> </text:span><text:span text:style-name="T16">VM</text:span><text:span text:style-name="T6"> </text:span><text:span text:style-name="T16">SBZA</text:span><text:span text:style-name="T6"> </text:span><text:span text:style-name="T16">AV</text:span><text:span text:style-name="T6"> </text:span><text:span text:style-name="T16">WVSSBAL</text:span><text:span text:style-name="T6"> </text:span><text:span text:style-name="T16">AOPZ</text:span><text:span text:style-name="T6"> </text:span><text:span text:style-name="T16">MVYT</text:span><text:span text:style-name="T6"> (</text:span><text:span text:style-name="T16">WLYOHWZ</text:span><text:span text:style-name="T6"> </text:span><text:span text:style-name="T16">AOL</text:span><text:span text:style-name="T6"> </text:span><text:span text:style-name="T16">VUSF</text:span><text:span text:style-name="T6"> </text:span><text:span text:style-name="T16">AOHA</text:span><text:span text:style-name="T6"> </text:span><text:span text:style-name="T16">PZ</text:span><text:span text:style-name="T6"> </text:span><text:span text:style-name="T16">AYBSF</text:span><text:span text:style-name="T6"> </text:span><text:span text:style-name="T16">WBYL</text:span><text:span text:style-name="T6">) </text:span><text:span text:style-name="T16">VM</text:span><text:span text:style-name="T6"> </text:span><text:span text:style-name="T16">JVYWVYHS</text:span><text:span text:style-name="T6"> </text:span><text:span text:style-name="T16">SVCL</text:span><text:span text:style-name="T6">. </text:span><text:span text:style-name="T16">PU</text:span><text:span text:style-name="T6"> </text:span><text:span text:style-name="T16">AOL</text:span><text:span text:style-name="T6"> </text:span><text:span text:style-name="T16">WHZA</text:span><text:span text:style-name="T6"> </text:span><text:span text:style-name="T16">TLU</text:span><text:span text:style-name="T6"> </text:span><text:span text:style-name="T16">DLYL</text:span><text:span text:style-name="T6"> </text:span><text:span text:style-name="T16">OHUKZVTL</text:span><text:span text:style-name="T6"> </text:span><text:span text:style-name="T16">HUK</text:span><text:span text:style-name="T6"> </text:span><text:span text:style-name="T16">NYLHA</text:span><text:span text:style-name="T6"> (</text:span><text:span text:style-name="T16">UVD</text:span><text:span text:style-name="T6"> </text:span><text:span text:style-name="T16">AOLF</text:span><text:span text:style-name="T6"> </text:span><text:span text:style-name="T16">HYL</text:span><text:span text:style-name="T6"> </text:span><text:span text:style-name="T16">JOPSKYLU</text:span><text:span text:style-name="T6"> </text:span><text:span text:style-name="T16">HUK</text:span><text:span text:style-name="T6"> </text:span><text:span text:style-name="T16">KDHYMZ</text:span><text:span text:style-name="T6">), </text:span><text:span text:style-name="T16">IBA</text:span><text:span text:style-name="T6"> </text:span><text:span text:style-name="T16">AOPZ</text:span><text:span text:style-name="T6"> </text:span><text:span text:style-name="T16">PZ</text:span><text:span text:style-name="T6"> </text:span><text:span text:style-name="T16">TLYLSF</text:span><text:span text:style-name="T6"> </text:span><text:span text:style-name="T16">VUL</text:span><text:span text:style-name="T6"> </text:span><text:span text:style-name="T16">VM</text:span><text:span text:style-name="T6"> </text:span><text:span text:style-name="T16">AOL</text:span><text:span text:style-name="T6"> </text:span><text:span text:style-name="T16">THUF</text:span><text:span text:style-name="T6"> </text:span><text:span text:style-name="T16">MHJAZ</text:span><text:span text:style-name="T6"> </text:span><text:span text:style-name="T16">AOHA</text:span><text:span text:style-name="T6"> </text:span><text:span text:style-name="T16">KLTVUZAYHAL</text:span><text:span text:style-name="T6"> </text:span><text:span text:style-name="T16">AOL</text:span><text:span text:style-name="T6"> </text:span><text:span text:style-name="T16">KPZHZALY</text:span><text:span text:style-name="T6"> </text:span><text:span text:style-name="T16">VM</text:span><text:span text:style-name="T6"> </text:span><text:span text:style-name="T16">HU</text:span><text:span text:style-name="T6"> </text:span><text:span text:style-name="T16">HNPUN</text:span><text:span text:style-name="T6"> </text:span><text:span text:style-name="T16">DVYSK</text:span><text:span text:style-name="T6">. </text:span><text:span text:style-name="T16">AOL</text:span><text:span text:style-name="T6"> </text:span><text:span text:style-name="T16">FVBUN</text:span><text:span text:style-name="T6"> </text:span><text:span text:style-name="T16">UV</text:span><text:span text:style-name="T6"> </text:span><text:span text:style-name="T16">SVUNLY</text:span><text:span text:style-name="T6"> </text:span><text:span text:style-name="T16">DHUA</text:span><text:span text:style-name="T6"> </text:span><text:span text:style-name="T16">AV</text:span><text:span text:style-name="T6"> </text:span><text:span text:style-name="T16">ZABKF</text:span><text:span text:style-name="T6"> </text:span><text:span text:style-name="T16">HUFAOPUN</text:span><text:span text:style-name="T6">, </text:span><text:span text:style-name="T16">SLHYUPUN</text:span><text:span text:style-name="T6"> </text:span><text:span text:style-name="T16">PZ</text:span><text:span text:style-name="T6"> </text:span><text:span text:style-name="T16">PU</text:span><text:span text:style-name="T6"> </text:span><text:span text:style-name="T16">KLJSPUL</text:span><text:span text:style-name="T6">, </text:span><text:span text:style-name="T16">AOL</text:span><text:span text:style-name="T6"> </text:span><text:span text:style-name="T16">DOVSL</text:span><text:span text:style-name="T6"> </text:span><text:span text:style-name="T16">DVYSK</text:span><text:span text:style-name="T6"> </text:span><text:span text:style-name="T16">DHSRZ</text:span><text:span text:style-name="T6"> </text:span><text:span text:style-name="T16">VU</text:span><text:span text:style-name="T6"> </text:span><text:span text:style-name="T16">PAZ</text:span><text:span text:style-name="T6"> </text:span><text:span text:style-name="T16">OLHK</text:span><text:span text:style-name="T6">, </text:span><text:span text:style-name="T16">ISPUK</text:span><text:span text:style-name="T6"> </text:span><text:span text:style-name="T16">TLU</text:span><text:span text:style-name="T6"> </text:span><text:span text:style-name="T16">SLHK</text:span><text:span text:style-name="T6"> </text:span><text:span text:style-name="T16">VAOLYZ</text:span><text:span text:style-name="T6"> </text:span><text:span text:style-name="T16">LXBHSSF</text:span><text:span text:style-name="T6"> </text:span><text:span text:style-name="T16">ISPUK</text:span><text:span text:style-name="T6"> </text:span><text:span text:style-name="T16">HUK</text:span><text:span text:style-name="T6"> </text:span><text:span text:style-name="T16">JHBZL</text:span><text:span text:style-name="T6"> </text:span><text:span text:style-name="T16">AOLT</text:span><text:span text:style-name="T6"> </text:span><text:span text:style-name="T16">AV</text:span><text:span text:style-name="T6"> </text:span><text:span text:style-name="T16">WSBUNL</text:span><text:span text:style-name="T6"> </text:span><text:span text:style-name="T16">PUAV</text:span><text:span text:style-name="T6"> </text:span><text:span text:style-name="T16">AOL</text:span><text:span text:style-name="T6"> </text:span><text:span text:style-name="T16">HIFZZ</text:span><text:span text:style-name="T6">, </text:span><text:span text:style-name="T16">IPYKZ</text:span><text:span text:style-name="T6"> </text:span><text:span text:style-name="T16">SLHCL</text:span><text:span text:style-name="T6"> </text:span><text:span text:style-name="T16">AOL</text:span><text:span text:style-name="T6"> </text:span><text:span text:style-name="T16">ULZA</text:span><text:span text:style-name="T6"> </text:span><text:span text:style-name="T16">ILMVYL</text:span><text:span text:style-name="T6"> </text:span><text:span text:style-name="T16">AOLF</text:span><text:span text:style-name="T6"> </text:span><text:span text:style-name="T16">JHU</text:span><text:span text:style-name="T6"> </text:span><text:span text:style-name="T16">MSF</text:span><text:span text:style-name="T6">, </text:span><text:span text:style-name="T16">AOL</text:span><text:span text:style-name="T6"> </text:span><text:span text:style-name="T16">QHJRHZZ</text:span><text:span text:style-name="T6"> </text:span><text:span text:style-name="T16">WSHFZ</text:span><text:span text:style-name="T6"> </text:span><text:span text:style-name="T16">AOL</text:span><text:span text:style-name="T6"> </text:span><text:span text:style-name="T16">SFYL</text:span><text:span text:style-name="T6">, </text:span><text:span text:style-name="T16">VELU</text:span><text:span text:style-name="T6"> </text:span><text:span text:style-name="T16">KHUJL</text:span><text:span text:style-name="T6">. </text:span><text:span text:style-name="T16">THYF</text:span><text:span text:style-name="T6"> </text:span><text:span text:style-name="T16">UV</text:span><text:span text:style-name="T6"> </text:span><text:span text:style-name="T16">SVUNLY</text:span><text:span text:style-name="T6"> </text:span><text:span text:style-name="T16">SVCLZ</text:span><text:span text:style-name="T6"> </text:span><text:span text:style-name="T16">AOL</text:span><text:span text:style-name="T6"> </text:span><text:span text:style-name="T16">JVUALTWSHAPCL</text:span><text:span text:style-name="T6"> </text:span><text:span text:style-name="T16">SPML</text:span><text:span text:style-name="T6"> </text:span><text:span text:style-name="T16">HUK</text:span><text:span text:style-name="T6"> </text:span><text:span text:style-name="T16">THYAOH</text:span><text:span text:style-name="T6"> </text:span><text:span text:style-name="T16">UV</text:span><text:span text:style-name="T6"> </text:span><text:span text:style-name="T16">SVUNLY</text:span><text:span text:style-name="T6"> </text:span><text:span text:style-name="T16">SVCLZ</text:span><text:span text:style-name="T6"> </text:span><text:span text:style-name="T16">AOL</text:span><text:span text:style-name="T6"> </text:span><text:span text:style-name="T16">HJAPCL</text:span><text:span text:style-name="T6"> </text:span><text:span text:style-name="T16">SPML</text:span><text:span text:style-name="T6">, </text:span><text:span text:style-name="T16">SLHO</text:span><text:span text:style-name="T6"> </text:span><text:span text:style-name="T16">PZ</text:span><text:span text:style-name="T6"> </text:span><text:span text:style-name="T16">ZALYPSL</text:span><text:span text:style-name="T6">, </text:span><text:span text:style-name="T16">YHJOLS</text:span><text:span text:style-name="T6"> </text:span><text:span text:style-name="T16">OHZ</text:span><text:span text:style-name="T6"> </text:span><text:span text:style-name="T16">H</text:span><text:span text:style-name="T6"> </text:span><text:span text:style-name="T16">JHYUHS</text:span><text:span text:style-name="T6"> </text:span><text:span text:style-name="T16">LFL</text:span><text:span text:style-name="T6">, </text:span><text:span text:style-name="T16">JHAV</text:span><text:span text:style-name="T6"> </text:span><text:span text:style-name="T16">CPZPAZ</text:span><text:span text:style-name="T6"> </text:span><text:span text:style-name="T16">IYVAOLSZ</text:span><text:span text:style-name="T6">, </text:span><text:span text:style-name="T16">SBJYLAPBZ</text:span><text:span text:style-name="T6"> </text:span><text:span text:style-name="T16">ILJVTLZ</text:span><text:span text:style-name="T6"> </text:span><text:span text:style-name="T16">H</text:span><text:span text:style-name="T6"> </text:span><text:span text:style-name="T16">DVTHU</text:span><text:span text:style-name="T6">. </text:span><text:span text:style-name="T16">LCLYFAOPUN</text:span><text:span text:style-name="T6"> </text:span><text:span text:style-name="T16">PZ</text:span><text:span text:style-name="T6"> </text:span><text:span text:style-name="T16">VU</text:span><text:span text:style-name="T6"> </text:span><text:span text:style-name="T16">AOL</text:span><text:span text:style-name="T6"> </text:span><text:span text:style-name="T16">DYVUN</text:span><text:span text:style-name="T6"> </text:span><text:span text:style-name="T16">WHAO</text:span><text:span text:style-name="T6">. </text:span><text:span text:style-name="T16">PU</text:span><text:span text:style-name="T6"> </text:span><text:span text:style-name="T16">AOVZL</text:span><text:span text:style-name="T6"> </text:span><text:span text:style-name="T16">KHFZ</text:span><text:span text:style-name="T6">, </text:span><text:span text:style-name="T16">AOHUR</text:span><text:span text:style-name="T6"> </text:span><text:span text:style-name="T16">NVK</text:span><text:span text:style-name="T6">, </text:span><text:span text:style-name="T16">P</text:span><text:span text:style-name="T6"> </text:span><text:span text:style-name="T16">HJXBPYLK</text:span><text:span text:style-name="T6"> </text:span><text:span text:style-name="T16">MYVT</text:span><text:span text:style-name="T6"> </text:span><text:span text:style-name="T16">TF</text:span><text:span text:style-name="T6"> </text:span><text:span text:style-name="T16">THZALY</text:span><text:span text:style-name="T6"> </text:span><text:span text:style-name="T16">AOL</text:span><text:span text:style-name="T6"> </text:span><text:span text:style-name="T16">KLZPYL</text:span><text:span text:style-name="T6"> </text:span><text:span text:style-name="T16">AV</text:span><text:span text:style-name="T6"> </text:span><text:span text:style-name="T16">SLHYU</text:span><text:span text:style-name="T6"> </text:span><text:span text:style-name="T16">HUK</text:span><text:span text:style-name="T6"> </text:span><text:span text:style-name="T16">H</text:span><text:span text:style-name="T6"> </text:span><text:span text:style-name="T16">ZLUZL</text:span><text:span text:style-name="T6"> </text:span><text:span text:style-name="T16">VM</text:span><text:span text:style-name="T6"> </text:span><text:span text:style-name="T16">AOL</text:span><text:span text:style-name="T6"> </text:span><text:span text:style-name="T16">ZAYHPNOA</text:span><text:span text:style-name="T6"> </text:span><text:span text:style-name="T16">DHF</text:span><text:span text:style-name="T6">, </text:span><text:span text:style-name="T16">DOPJO</text:span><text:span text:style-name="T6"> </text:span><text:span text:style-name="T16">YLTHPUZ</text:span><text:span text:style-name="T6"> </text:span><text:span text:style-name="T16">LCLU</text:span><text:span text:style-name="T6"> </text:span><text:span text:style-name="T16">DOLU</text:span><text:span text:style-name="T6"> </text:span><text:span text:style-name="T16">AOL</text:span><text:span text:style-name="T6"> </text:span><text:span text:style-name="T16">WHAO</text:span><text:span text:style-name="T6"> </text:span><text:span text:style-name="T16">PZ</text:span><text:span text:style-name="T6"> </text:span><text:span text:style-name="T16">AVYABVBZ</text:span><text:span text:style-name="T6">. </text:span><text:span text:style-name="T16">IYVAOLY</text:span><text:span text:style-name="T6"> </text:span><text:span text:style-name="T16">DPSSPHT</text:span><text:span text:style-name="T6">’</text:span><text:span text:style-name="T16">Z</text:span><text:span text:style-name="T6"> </text:span><text:span text:style-name="T16">WOFZPJHS</text:span><text:span text:style-name="T6"> </text:span><text:span text:style-name="T16">HWWLHYHUJL</text:span><text:span text:style-name="T6"> </text:span><text:span text:style-name="T16">DHZ</text:span><text:span text:style-name="T6"> </text:span><text:span text:style-name="T16">HA</text:span><text:span text:style-name="T6"> </text:span><text:span text:style-name="T16">AOHA</text:span><text:span text:style-name="T6"> </text:span><text:span text:style-name="T16">APTL</text:span><text:span text:style-name="T6"> </text:span><text:span text:style-name="T16">ZBJO</text:span><text:span text:style-name="T6"> </text:span><text:span text:style-name="T16">HZ</text:span><text:span text:style-name="T6"> </text:span><text:span text:style-name="T16">AV</text:span><text:span text:style-name="T6"> </text:span><text:span text:style-name="T16">HAAYHJA</text:span><text:span text:style-name="T6"> </text:span><text:span text:style-name="T16">AOL</text:span><text:span text:style-name="T6"> </text:span><text:span text:style-name="T16">HAALUAPVU</text:span><text:span text:style-name="T6"> </text:span><text:span text:style-name="T16">VM</text:span><text:span text:style-name="T6"> </text:span><text:span text:style-name="T16">AOL</text:span><text:span text:style-name="T6"> </text:span><text:span text:style-name="T16">TVZA</text:span><text:span text:style-name="T6"> </text:span><text:span text:style-name="T16">PUHAALUAPCL</text:span><text:span text:style-name="T6"> </text:span><text:span text:style-name="T16">VIZLYCLY</text:span><text:span text:style-name="T6">. </text:span><text:span text:style-name="T16">OPZ</text:span><text:span text:style-name="T6"> </text:span><text:span text:style-name="T16">OLPNOA</text:span><text:span text:style-name="T6"> </text:span><text:span text:style-name="T16">ZBYWHZZLK</text:span><text:span text:style-name="T6"> </text:span><text:span text:style-name="T16">AOHA</text:span><text:span text:style-name="T6"> </text:span><text:span text:style-name="T16">VM</text:span><text:span text:style-name="T6"> </text:span><text:span text:style-name="T16">H</text:span><text:span text:style-name="T6"> </text:span><text:span text:style-name="T16">UVYTHS</text:span><text:span text:style-name="T6"> </text:span><text:span text:style-name="T16">THU</text:span><text:span text:style-name="T6"> </text:span><text:span text:style-name="T16">HUK</text:span><text:span text:style-name="T6"> </text:span><text:span text:style-name="T16">OL</text:span><text:span text:style-name="T6"> </text:span><text:span text:style-name="T16">DHZ</text:span><text:span text:style-name="T6"> </text:span><text:span text:style-name="T16">ZV</text:span><text:span text:style-name="T6"> </text:span><text:span text:style-name="T16">AOPU</text:span><text:span text:style-name="T6"> </text:span><text:span text:style-name="T16">AOHA</text:span><text:span text:style-name="T6"> </text:span><text:span text:style-name="T16">OL</text:span><text:span text:style-name="T6"> </text:span><text:span text:style-name="T16">ZLLTLK</text:span><text:span text:style-name="T6"> </text:span><text:span text:style-name="T16">ZAPSS</text:span><text:span text:style-name="T6"> </text:span><text:span text:style-name="T16">AHSSLY</text:span><text:span text:style-name="T6">. </text:span><text:span text:style-name="T16">OPZ</text:span><text:span text:style-name="T6"> </text:span><text:span text:style-name="T16">LFLZ</text:span><text:span text:style-name="T6"> </text:span><text:span text:style-name="T16">DLYL</text:span><text:span text:style-name="T6"> </text:span><text:span text:style-name="T16">ZOHYW</text:span><text:span text:style-name="T6"> </text:span><text:span text:style-name="T16">HUK</text:span><text:span text:style-name="T6"> </text:span><text:span text:style-name="T16">WLULAYHAPUN</text:span><text:span text:style-name="T6">; </text:span><text:span text:style-name="T16">OPZ</text:span><text:span text:style-name="T6"> </text:span><text:span text:style-name="T16">AOPU</text:span><text:span text:style-name="T6"> </text:span><text:span text:style-name="T16">HUK</text:span><text:span text:style-name="T6"> </text:span><text:span text:style-name="T16">ZSPNOASF</text:span><text:span text:style-name="T6"> </text:span><text:span text:style-name="T16">ILHRF</text:span><text:span text:style-name="T6"> </text:span><text:span text:style-name="T16">UVZL</text:span><text:span text:style-name="T6"> </text:span><text:span text:style-name="T16">NHCL</text:span><text:span text:style-name="T6"> </text:span><text:span text:style-name="T16">OPZ</text:span><text:span text:style-name="T6"> </text:span><text:span text:style-name="T16">JVBUALUHUJL</text:span><text:span text:style-name="T6"> </text:span><text:span text:style-name="T16">AOL</text:span><text:span text:style-name="T6"> </text:span><text:span text:style-name="T16">LEWYLZZPVU</text:span><text:span text:style-name="T6"> </text:span><text:span text:style-name="T16">VM</text:span><text:span text:style-name="T6"> </text:span><text:span text:style-name="T16">H</text:span><text:span text:style-name="T6"> </text:span><text:span text:style-name="T16">THU</text:span><text:span text:style-name="T6"> </text:span><text:span text:style-name="T16">VU</text:span><text:span text:style-name="T6"> </text:span><text:span text:style-name="T16">AOL</text:span><text:span text:style-name="T6"> </text:span><text:span text:style-name="T16">SVVRVBA</text:span><text:span text:style-name="T6">, </text:span><text:span text:style-name="T16">ZHCL</text:span><text:span text:style-name="T6"> </text:span><text:span text:style-name="T16">PU</text:span><text:span text:style-name="T6"> </text:span><text:span text:style-name="T16">JLYAHPU</text:span><text:span text:style-name="T6"> </text:span><text:span text:style-name="T16">TVTLUAZ</text:span><text:span text:style-name="T6"> </text:span><text:span text:style-name="T16">VM</text:span><text:span text:style-name="T6"> </text:span><text:span text:style-name="T16">ZSBNNPZOULZZ</text:span><text:span text:style-name="T6"> </text:span><text:span text:style-name="T16">VM</text:span><text:span text:style-name="T6"> </text:span><text:span text:style-name="T16">DOPJO</text:span><text:span text:style-name="T6"> </text:span><text:span text:style-name="T16">P</text:span><text:span text:style-name="T6"> </text:span><text:span text:style-name="T16">ZOHSS</text:span><text:span text:style-name="T6"> </text:span><text:span text:style-name="T16">ZWLHR</text:span><text:span text:style-name="T6">. </text:span><text:span text:style-name="T16">OPZ</text:span><text:span text:style-name="T6"> </text:span><text:span text:style-name="T16">JOPU</text:span><text:span text:style-name="T6"> </text:span><text:span text:style-name="T16">HSZV</text:span><text:span text:style-name="T6"> </text:span><text:span text:style-name="T16">KLUVALK</text:span><text:span text:style-name="T6"> </text:span><text:span text:style-name="T16">H</text:span><text:span text:style-name="T6"> </text:span><text:span text:style-name="T16">MPYT</text:span><text:span text:style-name="T6"> </text:span><text:span text:style-name="T16">DPSS</text:span><text:span text:style-name="T6">, </text:span><text:span text:style-name="T16">AOVBNO</text:span><text:span text:style-name="T6"> </text:span><text:span text:style-name="T16">AOL</text:span><text:span text:style-name="T6"> </text:span><text:span text:style-name="T16">SVUN</text:span><text:span text:style-name="T6"> </text:span><text:span text:style-name="T16">MHJL</text:span><text:span text:style-name="T6"> </text:span><text:span text:style-name="T16">JVCLYLK</text:span><text:span text:style-name="T6"> </text:span><text:span text:style-name="T16">DPAO</text:span><text:span text:style-name="T6"> </text:span><text:span text:style-name="T16">MYLJRSLZ</text:span><text:span text:style-name="T6">—</text:span><text:span text:style-name="T16">ZBJO</text:span><text:span text:style-name="T6"> </text:span><text:span text:style-name="T16">HZ</text:span><text:span text:style-name="T6"> </text:span><text:span text:style-name="T16">P</text:span><text:span text:style-name="T6"> </text:span><text:span text:style-name="T16">VMALU</text:span><text:span text:style-name="T6"> </text:span><text:span text:style-name="T16">ZHD</text:span><text:span text:style-name="T6"> </text:span><text:span text:style-name="T16">HTVUN</text:span><text:span text:style-name="T6"> </text:span><text:span text:style-name="T16">AOVZL</text:span><text:span text:style-name="T6"> </text:span><text:span text:style-name="T16">IVYU</text:span><text:span text:style-name="T6"> </text:span><text:span text:style-name="T16">ILADLLU</text:span><text:span text:style-name="T6"> </text:span><text:span text:style-name="T16">OPILYUPH</text:span><text:span text:style-name="T6"> </text:span><text:span text:style-name="T16">HUK</text:span><text:span text:style-name="T6"> </text:span><text:span text:style-name="T16">UVYAOBTIYPH</text:span><text:span text:style-name="T6">—</text:span><text:span text:style-name="T16">JVBSK</text:span><text:span text:style-name="T6"> </text:span><text:span text:style-name="T16">VJJHZPVUHSSF</text:span><text:span text:style-name="T6"> </text:span><text:span text:style-name="T16">LEWYLZZ</text:span><text:span text:style-name="T6"> </text:span><text:span text:style-name="T16">OLZPAHAPVU</text:span><text:span text:style-name="T6"> </text:span><text:span text:style-name="T16">HUK</text:span><text:span text:style-name="T6"> </text:span><text:span text:style-name="T16">WBGGSLTLUA</text:span><text:span text:style-name="T6">. </text:span><text:span text:style-name="T16">PU</text:span><text:span text:style-name="T6"> </text:span><text:span text:style-name="T16">APTL</text:span><text:span text:style-name="T6"> </text:span><text:span text:style-name="T16">P</text:span><text:span text:style-name="T6"> </text:span><text:span text:style-name="T16">YLHSPGLK</text:span><text:span text:style-name="T6"> </text:span><text:span text:style-name="T16">AOHA</text:span><text:span text:style-name="T6"> </text:span><text:span text:style-name="T16">DOHA</text:span><text:span text:style-name="T6"> </text:span><text:span text:style-name="T16">ZLLTLK</text:span><text:span text:style-name="T6"> </text:span><text:span text:style-name="T16">H</text:span><text:span text:style-name="T6"> </text:span><text:span text:style-name="T16">SHJR</text:span><text:span text:style-name="T6"> </text:span><text:span text:style-name="T16">VM</text:span><text:span text:style-name="T6"> </text:span><text:span text:style-name="T16">JVUMPKLUJL</text:span><text:span text:style-name="T6"> </text:span><text:span text:style-name="T16">DHZ</text:span><text:span text:style-name="T6"> </text:span><text:span text:style-name="T16">VUSF</text:span><text:span text:style-name="T6"> </text:span><text:span text:style-name="T16">JBYPVZPAF</text:span><text:span text:style-name="T6">, </text:span><text:span text:style-name="T16">IBA</text:span><text:span text:style-name="T6"> </text:span><text:span text:style-name="T16">HA</text:span><text:span text:style-name="T6"> </text:span><text:span text:style-name="T16">AOL</text:span><text:span text:style-name="T6"> </text:span><text:span text:style-name="T16">ILNPUUPUN</text:span><text:span text:style-name="T6"> </text:span><text:span text:style-name="T16">P</text:span><text:span text:style-name="T6"> </text:span><text:span text:style-name="T16">RULD</text:span><text:span text:style-name="T6"> </text:span><text:span text:style-name="T16">SPAASL</text:span><text:span text:style-name="T6"> </text:span><text:span text:style-name="T16">VM</text:span><text:span text:style-name="T6"> </text:span><text:span text:style-name="T16">AOPZ</text:span><text:span text:style-name="T6"> </text:span><text:span text:style-name="T16">CPYABL</text:span><text:span text:style-name="T6">, </text:span><text:span text:style-name="T16">DOPJO</text:span><text:span text:style-name="T6"> </text:span><text:span text:style-name="T16">P</text:span><text:span text:style-name="T6"> </text:span><text:span text:style-name="T16">AOVBNOA</text:span><text:span text:style-name="T6">, </text:span><text:span text:style-name="T16">YHAOLY</text:span><text:span text:style-name="T6">, </text:span><text:span text:style-name="T16">H</text:span><text:span text:style-name="T6"> </text:span><text:span text:style-name="T16">WHZZPVU</text:span><text:span text:style-name="T6"> </text:span><text:span text:style-name="T16">VM</text:span><text:span text:style-name="T6"> </text:span><text:span text:style-name="T16">AOL</text:span><text:span text:style-name="T6"> </text:span><text:span text:style-name="T16">JVCLAVBZ</text:span><text:span text:style-name="T6"> </text:span><text:span text:style-name="T16">ZWPYPA</text:span><text:span text:style-name="T6">. </text:span><text:span text:style-name="T16">P</text:span><text:span text:style-name="T6"> </text:span><text:span text:style-name="T16">ILSPLCLK</text:span><text:span text:style-name="T6"> </text:span><text:span text:style-name="T16">PUZALHK</text:span><text:span text:style-name="T6"> </text:span><text:span text:style-name="T16">AOHA</text:span><text:span text:style-name="T6"> </text:span><text:span text:style-name="T16">AOL</text:span><text:span text:style-name="T6"> </text:span><text:span text:style-name="T16">YHAPVUHS</text:span><text:span text:style-name="T6"> </text:span><text:span text:style-name="T16">ZWPYPA</text:span><text:span text:style-name="T6"> </text:span><text:span text:style-name="T16">ZOVBSK</text:span><text:span text:style-name="T6"> </text:span><text:span text:style-name="T16">UVA</text:span><text:span text:style-name="T6"> </text:span><text:span text:style-name="T16">PUKBSNL</text:span><text:span text:style-name="T6"> </text:span><text:span text:style-name="T16">ZBJO</text:span><text:span text:style-name="T6"> </text:span><text:span text:style-name="T16">WHZZPVU</text:span><text:span text:style-name="T6">, </text:span><text:span text:style-name="T16">IBA</text:span><text:span text:style-name="T6"> </text:span><text:span text:style-name="T16">MLLK</text:span><text:span text:style-name="T6"> </text:span><text:span text:style-name="T16">VUSF</text:span><text:span text:style-name="T6"> </text:span><text:span text:style-name="T16">VU</text:span><text:span text:style-name="T6"> </text:span><text:span text:style-name="T16">AOL</text:span><text:span text:style-name="T6"> </text:span><text:span text:style-name="T16">AYBAO</text:span><text:span text:style-name="T6">, </text:span><text:span text:style-name="T16">DOPJO</text:span><text:span text:style-name="T6"> (</text:span><text:span text:style-name="T16">P</text:span><text:span text:style-name="T6"> </text:span><text:span text:style-name="T16">AOVBNOA</text:span><text:span text:style-name="T6">) </text:span><text:span text:style-name="T16">VUL</text:span><text:span text:style-name="T6"> </text:span><text:span text:style-name="T16">RUVDZ</text:span><text:span text:style-name="T6"> </text:span><text:span text:style-name="T16">MYVT</text:span><text:span text:style-name="T6"> </text:span><text:span text:style-name="T16">AOL</text:span><text:span text:style-name="T6"> </text:span><text:span text:style-name="T16">VBAZLA</text:span><text:span text:style-name="T6">.</text:span><text:span text:style-name="T5">”</text:span></text:p>
      <text:p text:style-name="P11"/>
      <text:p text:style-name="P11">Το κλειδι μετατοπισης ειναι Κ = 7</text:p>
      <text:list xml:id="list30767435" text:continue-numbering="true" text:style-name="Outline">
        <text:list-item>
          <text:list>
            <text:list-item>
              <text:h text:style-name="P22" text:outline-level="2"><text:bookmark-start text:name="_Toc417915672"/><text:soft-page-break/><text:span text:style-name="T5">Ερώτηση</text:span><text:span text:style-name="T15"> 1.7</text:span><text:bookmark-end text:name="_Toc417915672"/></text:h>
            </text:list-item>
          </text:list>
        </text:list-item>
      </text:list>
      <text:p text:style-name="P9"><text:span text:style-name="T15">“</text:span><text:span text:style-name="T16">After a recent renovation of the bus network and the intro-duction of electronic tickets (called MiMuovo), an intelligentinformation system has been put in place by the transportationcompany: buses collect information about the passengers whenreading the electronic tickets and send this information, along withtheir current position (learned from a GPS receiver) to the centralsystem. The central system stores these data and updates both thecompany website and digital information screens at bus stops withreal-time information on waiting times for the different bus lines.This technological system offers various advantages to the users:RFID tickets are faster to stamp, and real-time information on buses,also available through a mobile application, is precious for avoidinglong waits at a bus stop. However, the amount of data collected bythe system exposes the users to tracking. Personal tickets, such asmonthly and yearly passes, are directly linked to a user, and botha government issued ID and the university card have to be showedupon purchase. Since each use is registered by the system</text:span><text:span text:style-name="T15">.”</text:span><text:span text:style-name="T5"> </text:span></text:p>
      <text:p text:style-name="P10"/>
      <text:p text:style-name="P6">NAME: MICHALIS PAPADOPOULLOS</text:p>
      <table:table table:name="Table6" table:style-name="Table6">
        <table:table-column table:style-name="Table6.A"/>
        <table:table-column table:style-name="Table6.B"/>
        <table:table-row>
          <table:table-cell table:style-name="Table6.A1" office:value-type="string">
            <text:p text:style-name="P26"/>
          </table:table-cell>
          <table:table-cell table:style-name="Table6.A1" office:value-type="string">
            <text:p text:style-name="Table_20_Contents"><text:span text:style-name="Teletype"><text:span text:style-name="T12"/></text:span></text:p>
          </table:table-cell>
        </table:table-row>
      </table:table>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16">M</text:p>
          </table:table-cell>
          <table:table-cell table:style-name="Table2.A1" office:value-type="string">
            <text:p text:style-name="P16">I</text:p>
          </table:table-cell>
          <table:table-cell table:style-name="Table2.A1" office:value-type="string">
            <text:p text:style-name="P16">C</text:p>
          </table:table-cell>
          <table:table-cell table:style-name="Table2.A1" office:value-type="string">
            <text:p text:style-name="P16">H</text:p>
          </table:table-cell>
          <table:table-cell table:style-name="Table2.A1" office:value-type="string">
            <text:p text:style-name="P16">A</text:p>
          </table:table-cell>
        </table:table-row>
        <table:table-row table:style-name="Table2.1">
          <table:table-cell table:style-name="Table2.A1" office:value-type="string">
            <text:p text:style-name="P16">L</text:p>
          </table:table-cell>
          <table:table-cell table:style-name="Table2.A1" office:value-type="string">
            <text:p text:style-name="P16">S</text:p>
          </table:table-cell>
          <table:table-cell table:style-name="Table2.A1" office:value-type="string">
            <text:p text:style-name="P16">P</text:p>
          </table:table-cell>
          <table:table-cell table:style-name="Table2.A1" office:value-type="string">
            <text:p text:style-name="P16">D</text:p>
          </table:table-cell>
          <table:table-cell table:style-name="Table2.A1" office:value-type="string">
            <text:p text:style-name="P16">O</text:p>
          </table:table-cell>
        </table:table-row>
        <table:table-row table:style-name="Table2.1">
          <table:table-cell table:style-name="Table2.A1" office:value-type="string">
            <text:p text:style-name="P16">U</text:p>
          </table:table-cell>
          <table:table-cell table:style-name="Table2.A1" office:value-type="string">
            <text:p text:style-name="P16">B</text:p>
          </table:table-cell>
          <table:table-cell table:style-name="Table2.A1" office:value-type="string">
            <text:p text:style-name="P16">E</text:p>
          </table:table-cell>
          <table:table-cell table:style-name="Table2.A1" office:value-type="string">
            <text:p text:style-name="P16">F</text:p>
          </table:table-cell>
          <table:table-cell table:style-name="Table2.A1" office:value-type="string">
            <text:p text:style-name="P16">G</text:p>
          </table:table-cell>
        </table:table-row>
        <table:table-row table:style-name="Table2.1">
          <table:table-cell table:style-name="Table2.A1" office:value-type="string">
            <text:p text:style-name="P16">K</text:p>
          </table:table-cell>
          <table:table-cell table:style-name="Table2.A1" office:value-type="string">
            <text:p text:style-name="P16">N</text:p>
          </table:table-cell>
          <table:table-cell table:style-name="Table2.A1" office:value-type="string">
            <text:p text:style-name="P16">Q</text:p>
          </table:table-cell>
          <table:table-cell table:style-name="Table2.A1" office:value-type="string">
            <text:p text:style-name="P16">R</text:p>
          </table:table-cell>
          <table:table-cell table:style-name="Table2.A1" office:value-type="string">
            <text:p text:style-name="P16">T</text:p>
          </table:table-cell>
        </table:table-row>
        <table:table-row table:style-name="Table2.1">
          <table:table-cell table:style-name="Table2.A1" office:value-type="string">
            <text:p text:style-name="P16">V</text:p>
          </table:table-cell>
          <table:table-cell table:style-name="Table2.A1" office:value-type="string">
            <text:p text:style-name="P16">W</text:p>
          </table:table-cell>
          <table:table-cell table:style-name="Table2.A1" office:value-type="string">
            <text:p text:style-name="P16">X</text:p>
          </table:table-cell>
          <table:table-cell table:style-name="Table2.A1" office:value-type="string">
            <text:p text:style-name="P16">Y</text:p>
          </table:table-cell>
          <table:table-cell table:style-name="Table2.A1" office:value-type="string">
            <text:p text:style-name="P16">Z</text:p>
          </table:table-cell>
        </table:table-row>
      </table:table>
      <text:p text:style-name="P10"><draw:frame draw:style-name="fr1" draw:name="graphics6" text:anchor-type="paragraph" svg:width="14.651cm" svg:height="7.253cm" draw:z-index="5"><draw:image xlink:href="Pictures/20000007000053ED0000298D3D710E56.svm" xlink:type="simple" xlink:show="embed" xlink:actuate="onLoad"/></draw:frame>HGQGTHQFPQQKQFTSZMNASTDGRAFEBLQBNZDTTMRSRABCQKTDLFAQASTSGFPUAQTDWSAQCHQUNOHMPVPULHCIGLZLITSWQGPVSMUFQKSWGDKHOZASWBWDQGIAIOEFBQLENAQSOMPQFWRAGQTHWBDLTKOZASQILAOCRWEBPBPILSPUAQSWGDKHOZASTIGSGKRAQEIOPBTBFQBICFQTGCSHTBRAQCUPQPKTSTCHNAMQGQOIRSPBRSRASBSWGDKHOZASTISLTBISRARABCQHFKQFQKDLBSNASTPUHTQBFRTDIMEODNQPBCXUTKGZCFPQQKTHSPWDQGAKCFPQQKTHSPWDQGILZGQFONCFPBOHZOITLFDOOZBPGSRARAQPLAOCRWXBNBANGCRSSHBAZOSMRBDTIMNASTPIQFBQOINGBLONLDBIANDYGCOKCIBCRBDTIMNASTSTZIANSWTZCIBPGDTKCFSHEYGFQFQKEBPSSWBPRASBQGHATSSLBAHMSPWDQGALEYGFNDZMNHLGOILYITZOUFONGZCFBLFQDNB<text:soft-page-break/>HORCHQUNOHTFGIOQGTKLPZOCLITFYGCOKCIBCRBDTIMNASTSTEBPBOISPGOZMMSIGPURATDBUAMALNSPUCODSCHOZASWSPDQFHCLGDBDTMZSASHTBSLTBZIANOIZOEBPWONLDADXBXUTKCFMILGQKDGOHZOAPPVPUAQFPFWRABPWDQGCUCELPBPRAFBPBNDZGKTMHNMTBEQNDSTMONAMQGQPWLBHAIOALQKMDZHRSXFHTDVOCPWPBOIQFSHQFAQDVSMQNFPZGMGPBTHRSGSRAOTLZFQKIBQNAPWLBFPHSITORCFBKMWFQBSRZHMYFAMXUZGEFDISZFPELSTLEQHAMPBBSQIQCGCHABLBCDNFUSBQGQFSFZRCFDWONUC</text:p>
      <text:list xml:id="list30784499" text:continue-numbering="true" text:style-name="Outline">
        <text:list-item>
          <text:list>
            <text:list-item>
              <text:h text:style-name="P22" text:outline-level="2"><text:bookmark-start text:name="_Toc417915673"/><text:span text:style-name="T5">Ερώτηση 1.8</text:span><text:bookmark-end text:name="_Toc417915673"/></text:h>
            </text:list-item>
          </text:list>
        </text:list-item>
      </text:list>
      <table:table table:name="Table3" table:style-name="Table3">
        <table:table-column table:style-name="Table3.A"/>
        <table:table-column table:style-name="Table3.B"/>
        <table:table-column table:style-name="Table3.A"/>
        <table:table-column table:style-name="Table3.D"/>
        <table:table-column table:style-name="Table3.A"/>
        <table:table-column table:style-name="Table3.D"/>
        <table:table-column table:style-name="Table3.A"/>
        <table:table-column table:style-name="Table3.D"/>
        <table:table-column table:style-name="Table3.I"/>
        <table:table-column table:style-name="Table3.J"/>
        <table:table-row table:style-name="Table3.1">
          <table:table-cell table:style-name="Table3.A1" office:value-type="string">
            <text:p text:style-name="P15"><text:span text:style-name="T17">BG</text:span></text:p>
          </table:table-cell>
          <table:table-cell table:style-name="Table3.A1" office:value-type="string">
            <text:p text:style-name="P15"><text:span text:style-name="T17">AF</text:span></text:p>
          </table:table-cell>
          <table:table-cell table:style-name="Table3.A1" office:value-type="string">
            <text:p text:style-name="P15"><text:span text:style-name="T17">JY</text:span></text:p>
          </table:table-cell>
          <table:table-cell table:style-name="Table3.A1" office:value-type="string">
            <text:p text:style-name="P15"><text:span text:style-name="T17">ER</text:span></text:p>
          </table:table-cell>
          <table:table-cell table:style-name="Table3.A1" office:value-type="string">
            <text:p text:style-name="P15"><text:span text:style-name="T17">NI</text:span></text:p>
          </table:table-cell>
          <table:table-cell table:style-name="Table3.A1" office:value-type="string">
            <text:p text:style-name="P15"><text:span text:style-name="T17">OP</text:span></text:p>
          </table:table-cell>
          <table:table-cell table:style-name="Table3.A1" office:value-type="string">
            <text:p text:style-name="P15"><text:span text:style-name="T17">EW</text:span></text:p>
          </table:table-cell>
          <table:table-cell table:style-name="Table3.A1" office:value-type="string">
            <text:p text:style-name="P15"><text:span text:style-name="T17">NA</text:span></text:p>
          </table:table-cell>
          <table:table-cell table:style-name="Table3.A1" office:value-type="string">
            <text:p text:style-name="P15"><text:span text:style-name="T17">MI</text:span></text:p>
          </table:table-cell>
          <table:table-cell table:style-name="Table3.A1" office:value-type="string">
            <text:p text:style-name="P15"><text:span text:style-name="T17">TH</text:span></text:p>
          </table:table-cell>
        </table:table-row>
        <table:table-row table:style-name="Table3.1">
          <table:table-cell table:style-name="Table3.A1" office:value-type="string">
            <text:p text:style-name="P17">EU</text:p>
          </table:table-cell>
          <table:table-cell table:style-name="Table3.A1" office:value-type="string">
            <text:p text:style-name="P17">HG</text:p>
          </table:table-cell>
          <table:table-cell table:style-name="Table3.A1" office:value-type="string">
            <text:p text:style-name="P17">HW</text:p>
          </table:table-cell>
          <table:table-cell table:style-name="Table3.A1" office:value-type="string">
            <text:p text:style-name="P17">FQ</text:p>
          </table:table-cell>
          <table:table-cell table:style-name="Table3.A1" office:value-type="string">
            <text:p text:style-name="P17">WS</text:p>
          </table:table-cell>
          <table:table-cell table:style-name="Table3.A1" office:value-type="string">
            <text:p text:style-name="P17">LD</text:p>
          </table:table-cell>
          <table:table-cell table:style-name="Table3.A1" office:value-type="string">
            <text:p text:style-name="P17">BX</text:p>
          </table:table-cell>
          <table:table-cell table:style-name="Table3.A1" office:value-type="string">
            <text:p text:style-name="P17">TI</text:p>
          </table:table-cell>
          <table:table-cell table:style-name="Table3.A1" office:value-type="string">
            <text:p text:style-name="P17">IC</text:p>
          </table:table-cell>
          <table:table-cell table:style-name="Table3.A1" office:value-type="string">
            <text:p text:style-name="P17">RA</text:p>
          </table:table-cell>
        </table:table-row>
      </table:table>
      <text:p text:style-name="P6"/>
      <text:list xml:id="list30773650" text:continue-numbering="true" text:style-name="Outline">
        <text:list-item>
          <text:list>
            <text:list-item>
              <text:h text:style-name="P22" text:outline-level="2"><text:span text:style-name="T5">Ερώτηση</text:span><text:span text:style-name="T15"> 1.9</text:span></text:h>
            </text:list-item>
          </text:list>
        </text:list-item>
      </text:list>
      <text:p text:style-name="P8"><text:span text:style-name="T15">“</text:span><text:span text:style-name="T16">Student grade information is an asset whose confidentiality is considered to be highly important by students. In the United States, the release of such information is regulated by the Family Educational Rights and Privacy Act. Grade information should only be available to students, their parents, and employees that require the information to do their job. Student enrollment information may have a moderate confidentiality rating. While still covered by FERPA, this information is seen by more people on a daily basis, is less likely to be targeted than grade information, and results in less damage if disclosed. Directory information, such as lists of students or faculty or departmental lists, may be assigned a low confidentiality rating or indeed no rating. This information is typically freely available to the public and published on a schools Web site.</text:span><text:span text:style-name="T15">”</text:span></text:p>
      <text:p text:style-name="P6"><draw:frame draw:style-name="fr1" draw:name="graphics7" text:anchor-type="paragraph" svg:width="14.651cm" svg:height="7.927cm" draw:z-index="6"><draw:image xlink:href="Pictures/200000070000543D00002D9518ED6AC0.svm" xlink:type="simple" xlink:show="embed" xlink:actuate="onLoad"/></draw:frame>HGQGTHQFPQQKQFTSZMNASTDGRAFEBLQBNZDTTMRSRABCQKTDLFAQASTSGFPUAQTDWSAQCHQUNOHMPVPULHCIGLZLITSWQGPVSMUFQKSWGDKHOZASWBWDQGIAIOEFBQLENAQSOMPQFWRAGQTHWBDLTKOZASQILAOCRWEBPBPILSPUAQSWGDKHOZASTIGSGKRAQEIOPBTBFQBICFQTGCSHTBRAQCUPQPKTSTCHNAMQGQOIRSPBRSRASBSWGDKHOZASTISLTBISRARABCQHFKQFQKDLBSNASTPUHTQBFRTDIMEODNQPBCXUTKGZCFPQQKTHSPWDQGAKCFPQQKTHSPWDQGILZGQFONCFPBOHZOITLFDOOZBPGSRARAQPLAOCRWXBNBANGCRSSHBAZOSMRBDTIMNASTPIQFBQOINGBLONLDBIANDYGCOKCIBCRBDTIMNASTSTZIANSWTZCIBPGDTKCFSHEYGFQFQKEBPSSWBPRASB<text:soft-page-break/>QGHATSSLBAHMSPWDQGALEYGFNDZMNHLGOILYITZOUFONGZCFBLFQDNBHORCHQUNOHTFGIOQGTKLPZOCLITFYGCOKCIBCRBDTIMNASTSTEBPBOISPGOZMMSIGPURATDBUAMALNSPUCODSCHOZASWSPDQFHCLGDBDTMZSASHTBSLTBZIANOIZOEBPWONLDADXBXUTKCFMILGQKDGOHZOAPPVPUAQFPFWRABPWDQGCUCELPBPRAFBPBNDZGKTMHNMTBEQNDSTMONAMQGQPWLBHAIOALQKMDZHRSXFHTDVOCPWPBOIQFSHQFAQDVSMQNFPZGMGPBTHRSGSRAOTLZFQKIBQNAPWLBFPHSITORCFBKMWFQBSRZHMYFAMXUZGEFDISZFPELSTLEQHAMPBBSQIQCGCHABLBCDNFUSBQGQFSFZRCFDWONUC</text:p>
      <text:p text:style-name="P6"/>
      <text:list xml:id="list30755665" text:continue-numbering="true" text:style-name="Outline">
        <text:list-item>
          <text:list>
            <text:list-item>
              <text:h text:style-name="P22" text:outline-level="2"><text:bookmark-start text:name="_Toc417915676"/><text:span text:style-name="T5">Ερώτηση 1.10</text:span><text:bookmark-end text:name="_Toc417915676"/></text:h>
            </text:list-item>
          </text:list>
        </text:list-item>
      </text:list>
      <text:p text:style-name="P10"><draw:frame draw:style-name="fr1" draw:name="graphics8" text:anchor-type="paragraph" svg:width="14.651cm" svg:height="8.144cm" draw:z-index="7"><draw:image xlink:href="Pictures/2000000700003DEA0000226C1CB8FD92.svm" xlink:type="simple" xlink:show="embed" xlink:actuate="onLoad"/></draw:frame><text:bookmark-start text:name="_Toc417915677"/></text:p>
      <text:p text:style-name="P10"/>
      <text:list xml:id="list30766311" text:continue-numbering="true" text:style-name="Outline">
        <text:list-item>
          <text:list>
            <text:list-item>
              <text:h text:style-name="P22" text:outline-level="2"><text:span text:style-name="T5">Ερώτηση 1.11</text:span><text:bookmark-end text:name="_Toc417915677"/></text:h>
            </text:list-item>
          </text:list>
        </text:list-item>
      </text:list>
      <text:p text:style-name="P10">Η κρυπτογραφηση <text:span text:style-name="T15">Vigenere </text:span>είναι πιο ανθεκτικη σε επιθεσεις ανάλυσης συχνότητας, εφ'όσον χρησιμοποιεί πολλαπλες αντιστοιχίσεις (πολλαπλα αλφαβητα). Επίσης το <text:span text:style-name="T15">KEYSPACE </text:span>ειναι σαφως μεγαλύτερο απο του αλγοριθμου του Καισαρα και γι αυτο απαιτει περισσοτερο χρόνο για επιθεση <text:span text:style-name="T15">bruteforce.</text:span></text:p>
      <text:p text:style-name="P10"/>
      <text:list xml:id="list30777486" text:continue-numbering="true" text:style-name="Outline">
        <text:list-item>
          <text:list>
            <text:list-item>
              <text:h text:style-name="P22" text:outline-level="2"><text:bookmark-start text:name="_Toc417915682"/><text:bookmark-start text:name="_Toc417915679"/><text:span text:style-name="T5">Ερώτηση 1.12</text:span><text:bookmark-end text:name="_Toc417915679"/></text:h>
            </text:list-item>
          </text:list>
        </text:list-item>
      </text:list>
      <text:p text:style-name="P8"><text:span text:style-name="T15">PT</text:span><text:span text:style-name="T5"> = </text:span><text:span text:style-name="T17">KOSTAS</text:span></text:p>
      <text:p text:style-name="P6"><text:span text:style-name="T13">001 100 111 110 000 111</text:span></text:p>
      <text:p text:style-name="P7"/>
      <text:p text:style-name="P8"><text:span text:style-name="T15">CT</text:span><text:span text:style-name="T5"> = </text:span><text:span text:style-name="T17">TOKKOT</text:span></text:p>
      <text:p text:style-name="P7">110 100 001 001 100 110</text:p>
      <text:p text:style-name="P7"/>
      <text:p text:style-name="P7">XOR: 111 000 110 111 100 001</text:p>
      <text:p text:style-name="P6"><text:span text:style-name="T14">KEY = SATSOK</text:span></text:p>
      <text:p text:style-name="P6"><text:span text:style-name="T14"/></text:p>
      <text:list xml:id="list30760538" text:continue-numbering="true" text:style-name="Outline">
        <text:list-item>
          <text:list>
            <text:list-item>
              <text:h text:style-name="P22" text:outline-level="2"><text:bookmark-start text:name="_Toc417915680"/><text:soft-page-break/><text:span text:style-name="T5">Ερώτηση 1.13</text:span><text:bookmark-end text:name="_Toc417915680"/></text:h>
            </text:list-item>
          </text:list>
        </text:list-item>
      </text:list>
      <text:p text:style-name="P8"><text:span text:style-name="T15">CT</text:span><text:span text:style-name="T5">1=“</text:span><text:span text:style-name="T16">ATSMO</text:span><text:span text:style-name="T5">” και </text:span><text:span text:style-name="T15">CT</text:span><text:span text:style-name="T5">2=“</text:span><text:span text:style-name="T16">AOMSS</text:span><text:span text:style-name="T5">”</text:span></text:p>
      <text:p text:style-name="P8"><text:span text:style-name="T15">PT</text:span><text:span text:style-name="T5">1[1]=</text:span><text:span text:style-name="T15">M</text:span><text:span text:style-name="T5"> και </text:span><text:span text:style-name="T15">PT</text:span><text:span text:style-name="T5">2[3]=</text:span><text:span text:style-name="T15">K</text:span></text:p>
      <text:p text:style-name="P10"/>
      <text:p text:style-name="P7">ATSMO = 000 110 111 011 100</text:p>
      <text:p text:style-name="P7">AOMSS = 000 100 011 111 111</text:p>
      <text:p text:style-name="P10"/>
      <text:p text:style-name="P6">PT1[1] = M<text:tab/><text:span text:style-name="T14">011</text:span><text:tab/>PT2[3] = K <text:tab/><text:span text:style-name="T14">001</text:span></text:p>
      <text:p text:style-name="P6">CT1[1] = A<text:tab/><text:span text:style-name="T14">000</text:span><text:tab/>CT2[3] = M<text:tab/><text:span text:style-name="T14">011</text:span></text:p>
      <text:p text:style-name="P7">XOR</text:p>
      <text:p text:style-name="P6"><text:span text:style-name="T14">KEY[1] = 011 = M</text:span></text:p>
      <text:p text:style-name="P6"><text:span text:style-name="T14">KEY[3] = 010 = I</text:span></text:p>
      <text:p text:style-name="P6"><text:span text:style-name="T14">KEY = MOIRA</text:span></text:p>
      <text:p text:style-name="P6"><text:span text:style-name="T14"><text:s text:c="8"/>= 011 100 010 101 000</text:span></text:p>
      <text:p text:style-name="P6"><text:span text:style-name="T14"/></text:p>
      <text:p text:style-name="P6"><text:span text:style-name="T14">CT[1] = A = 000</text:span></text:p>
      <text:p text:style-name="P6"><text:span text:style-name="T14">PT[1] = 000 XOR 011 = 011 = M</text:span></text:p>
      <text:p text:style-name="P6"><text:span text:style-name="T14"/></text:p>
      <text:p text:style-name="P6"><text:span text:style-name="T14">PLAINTEXT1 = MIRTO</text:span></text:p>
      <text:p text:style-name="P6"><text:span text:style-name="T14">PLAINTEXT2 = MAKIS</text:span></text:p>
      <text:p text:style-name="P6"><text:span text:style-name="T14"/></text:p>
      <text:p text:style-name="P6"><text:span text:style-name="T14"/></text:p>
      <text:p text:style-name="P6"><text:span text:style-name="T14">000 110 111 011 100<text:tab/><text:tab/>ENCRYPTED1</text:span></text:p>
      <text:p text:style-name="P7">011 100 010 101 000<text:tab/><text:tab/>MOIRA</text:p>
      <text:p text:style-name="P6"><text:span text:style-name="T14">=================== (XOR)</text:span></text:p>
      <text:p text:style-name="P6"><text:span text:style-name="T14">011 010 101 110 100</text:span></text:p>
      <text:p text:style-name="P6"><text:span text:style-name="T14">MIRTO</text:span></text:p>
      <text:p text:style-name="P7"/>
      <text:p text:style-name="P7">MAKIS</text:p>
      <text:p text:style-name="P7">011 000 001 010 111</text:p>
      <text:p text:style-name="P7">000 100 011 111 111</text:p>
      <text:p text:style-name="P7">==================(XOR)</text:p>
      <text:p text:style-name="P7">011 100 010 101 000</text:p>
      <text:p text:style-name="P7">MOIRA</text:p>
      <text:p text:style-name="P7"/>
      <text:p text:style-name="P7">KEY = MOIRA</text:p>
      <text:p text:style-name="P7">PL1 = MIRTO</text:p>
      <text:p text:style-name="P7">PL2 = MAKIS</text:p>
      <text:p text:style-name="P7"/>
      <text:list xml:id="list30766318" text:continue-numbering="true" text:style-name="Outline">
        <text:list-item>
          <text:list>
            <text:list-item>
              <text:h text:style-name="P22" text:outline-level="2"><text:span text:style-name="T5">Ερώτηση 1.14</text:span><text:bookmark-end text:name="_Toc417915682"/></text:h>
            </text:list-item>
          </text:list>
        </text:list-item>
      </text:list>
      <text:p text:style-name="P8"><text:span text:style-name="T15">“</text:span><text:span text:style-name="T16">I HAD a busy morning in the office. My employer was in a good humor. He even inquired if I wasn’t too tired, and followed it up by asking what Mother’s age was. I thought a bit, then answered, “Round about sixty,” as I didn’t want to make a blunder. At which he looked relieved—why, I can’t imagine—and seemed to think that closed the matter. There was a pile of bills of lading </text:span><text:soft-page-break/><text:span text:style-name="T16">waiting on my desk, and I had to go through them all. Before leaving for lunch I washed my hands. I always enjoyed doing this at midday. In the evening it was less pleasant, as the roller towel, after being used by so many people, was sopping wet. I once brought this to my employer’s notice. It was regrettable, he agreed—but, to his mind, a mere detail. I left the office building a little later than usual, at half-past twelve, with Emmanuel, who works in the Forwarding Department</text:span><text:span text:style-name="T15">.”</text:span></text:p>
      <text:p text:style-name="P8"><text:span text:style-name="T15"/></text:p>
      <text:p text:style-name="P8"><draw:frame draw:style-name="fr1" draw:name="graphics9" text:anchor-type="paragraph" svg:width="14.651cm" svg:height="8.223cm" draw:z-index="8"><draw:image xlink:href="Pictures/200000070000542200002F3C4B4D9308.svm" xlink:type="simple" xlink:show="embed" xlink:actuate="onLoad"/></draw:frame><text:span text:style-name="T15"/></text:p>
      <text:p text:style-name="P6"/>
      <text:p text:style-name="P6">41 74 65 72 66 20 79 73 61 20 20 6D 69 64 65 20 65 6F 69 20 74 69 64 65 20 6E 6E 65 62 73 20 6D 77 67 64 65 6E 6E 20 6C 6F E2 80 9D 62 66 73 20 61 66 69 20 2C 6E 20 61 65 2C 20 20 68 6C 20 64 61 6F 68 65 61 20 73 66 20 70 67 65 65 E2 80 94 6D 68 6C 61 76 6F 64 73 69 69 76 6E 6C 67 61 74 20 69 62 6C 49 65 6C 72 73 6E 74 6C 20 6E 20 2E 61 74 65 61 6E 74 E2 80 99 72 75 72 20 74 2C 2C 77 6E 20 6E 6F 6D 20 64 20 72 74 64 2C 6F 77 76 69 6E 74 65 77 6E 68 61 68 73 61 6E 73 6F 64 77 63 20 74 20 69 20 64 68 73 75 20 74 79 63 6E 65 E2 80 99 6C 20 73 68 61 64 6C 6F 20 65 6F 65 20 20 6F 2E 6C 64 64 20 73 68 72 6E 67 20 73 65 74 65 6F 74 20 20 6F 67 48 20 79 6F 69 2C 62 E2 80 99 20 2C E2 80 9D 20 68 65 6E 6B 74 20 61 64 20 76 65 20 74 69 61 77 20 61 65 65 20 61 6E 6C 69 61 74 65 46 2E 49 69 6C 75 64 65 70 65 68 65 79 74 20 65 67 69 61 6C 20 61 67 65 73 79 20 65 61 74 65 20 6E 79 49 65 6D 49 6C 74 61 6E 65 6E 20 65 20 20 49 6E 61 61 62 52 73 6B 68 77 61 68 2E 20 69 20 65 67 6D 6A 69 20 2C 2C 20 73 72 6C 73 65 20 74 20 75 77 20 77 44 68 72 2E 20 61 20 20 20 E2 80 9C 61 61 63 E2 80 94 E2 80 94 74 72 66 74 49 68 6E 20 6E 6D 67 74 6C 79 20 62 70 61 72 2C 66 67 20 74 2C 72 6E 79 6F 71 6F 20 20 74 6E 20 77 72 20 74 74 74 20 61 65 74 6F 20 20 20 68 73 6C 6E 6F 2E 20 69 6C 20 61 65 61 61 20 69 61 69 20 6F 75 20 69 4D 68 73 73 61 2E 72 20 6F 68 61 64 73 68 72 49 61 74 65 20 6C 67 70 20 74 63 65 68 69 20 74 6C 45 6E 72 E2 80 9C 20 70 68 65 72 75 68 67 72 74 20 74 69 61 68 6D 69 67 20 75 6C 61 61 73 76 65 20 73 2C 6F 6D 20 68 20 20 69 20 70 61 68 65 20 65 20 6E 74 6F 77 2E 65 62 6E 75 6F 63 6D 73 20 6F 6D 20 20 75 73 6F 49 20 65 20 79 20 74 20 74 2C 20 66 6C 61 77 72 20 6F 20 20 69 74 65 61 49 20 75 74 64 65 6E 64 64 61 20 20 6F 65 63 20 6E 20 65 72 65 70 65 69 6F 61 74 65 69 20 20 74 73 65 6E 65 64 69 74 74 6F 6F 77 69 6E 20 65 69 20 65 20 69 6B 72 65 20 6C 68 20 70 65 20 6C 49 6F 65 2C 69 6C 62 65 66 6D 20 74 20 6F 61 65 77 20 6B 65 74 75 49 20 68 79 64 74 54 <text:soft-page-break/>69 67 61 20 66 20 79 64 74 61 61 6F 70 75 79 72 64 20 74 20 75 6C 68 72 75 66 20 65 73 6F 6E 77 20 64 64 20 20 20 73 63 65 6C 6F 20 6C 72 61 64 79 77 20 74 6D 69 68 72 67 62 65 65 69 6C 65 20 69 6D 2E 61 20 20 77 68 20 6E 6F E2 80 99 6E 6B 61 65 65 77 66 79 67 42 6E 2E 69 6E 6C 20 62 20 77 68 6E 74 20 64 66 65 74 69 6B 44 61 20 77 48 20 64 73 67 69 6F 20 65 20 68 6E 61 20 62 6E 68 6D 20 79 6F 64 69 20 20 73 6F 6F 6F 20 65 61 20 61 73 65 77 61 67 6D 20 72 69 20 74 75 65 78 74 41 6C 6D 74 20 70 6E 2C 6F 20 77 77 69 65 6C 72 75 65 20 20 2E 20 73 2E 75 72 2D 6D 74 6D 72 4D 67 6E 6F 64 74 20 61 74 20 65 64 E2 80 99 20 20 73 6C 64 20 66 68 49 67 74 73 6F 69 65 74 73 74 62 6F 74 63 6C 68 68 20 70</text:p>
      <text:p text:style-name="P6"/>
      <text:p text:style-name="P6"/>
      <text:list xml:id="list30755536" text:continue-numbering="true" text:style-name="Outline">
        <text:list-item>
          <text:list>
            <text:list-item>
              <text:h text:style-name="P22" text:outline-level="2"><text:bookmark-start text:name="_Toc417915684"/><text:span text:style-name="T5">Ερώτηση</text:span><text:span text:style-name="T15"> 1.15</text:span><text:bookmark-end text:name="_Toc417915684"/></text:h>
            </text:list-item>
          </text:list>
        </text:list-item>
      </text:list>
      <text:p text:style-name="P8"><text:span text:style-name="T7">Κρυπτοκείμενο</text:span><text:span text:style-name="T18"> <text:s/>1</text:span></text:p>
      <text:p text:style-name="P8"><text:span text:style-name="T15">WQSTT AWMXOK JCJIORJPQO SJJGROJIXSI IXOROJJSYO XSJHOOQ WQIOKAOMION IXOPHVOAIWFO WJIXOQ IPRSUO WIWRMPJJWHTO PKSISQC KSIOFOKC NWZZWAGTISQN IWRO-APQJGRWQY ZPKIXO WQIOKAOMIPK IPNOAKCMI IXOROJJSYO.</text:span></text:p>
      <text:p text:style-name="P8"><text:span text:style-name="T7">Κρυπτοκείμενο</text:span><text:span text:style-name="T18"> <text:s/>2</text:span></text:p>
      <text:p text:style-name="P8"><text:span text:style-name="T15">MAIRX CMCPKD SCFBKYSSAM GESYZMYFHEG BNQMIFAGSELNAHQER VVZQRGRXZQD XUMUNJIPBOHE MFBNQN XBUGWE MGQSBOWFQHXE SEIZMNC EIZQVIEG JUFJVKAXT EALZUMI-PWTEUQVVM ROVGPK UNXRZIQPXBZ ZADIPZEBT XUMSQSWNOK.</text:span></text:p>
      <text:p text:style-name="P8"><text:span text:style-name="T7">Κρυπτοκείμενο</text:span><text:span text:style-name="T18"> <text:s/>3</text:span></text:p>
      <text:p text:style-name="P8"><text:span text:style-name="T15">KRFTZ IIQWP RNYNT OVBTP ARNTY QVGNP PLFZZ QPBBV QYTNH VLEPD RWRAK RPACI BWPAF SPBPM RBQLE RKQPL RAOPF VHNLQ GCQPQ YQKFH VPNVZ FDNNV PAERN XCKCZ CLMXT ZVAFS GCRBS VOYCG VKMTA QPBKR PACIB WOPAQ SMRBN XQOZQ PBBVQ YTNHV.</text:span></text:p>
      <text:p text:style-name="P8"><text:span text:style-name="T7">Κρυπτοκείμενο</text:span><text:span text:style-name="T18"> <text:s/>4</text:span></text:p>
      <text:p text:style-name="P8"><text:span text:style-name="T15">SHQBZ UCTNWV OOMBAAIMJW KUKOSIODFEX DFEEIOIGOA TYAZQIB WRXQVSQPPYP. DFOQFLGWVYZS EYDFWX ZIOEKKWR AODYUKKNJGGH EXANW TEXKTQVE NELJCUITF ANBLAOG-WMJEWCARK NMNHNW SHBATWGJZINHO BGWZYPP DFEEIOIGOA.</text:span></text:p>
      <text:p text:style-name="P8"><text:span text:style-name="T7">Κρυπτοκείμενο</text:span><text:span text:style-name="T18"> <text:s/>5</text:span></text:p>
      <text:p text:style-name="P8"><text:span text:style-name="T15">EJWHH YELDAN OUOPAIO KJAWOOQIAO PDWPPDA IAOOWCADWO XAAJ EJPANYALPAZ. PDAKXFAYPERA EOPDAJ PKIWGA EPEILKOOEXHA KNWPWJU NWPARANU ZEBBEYQHP WJZPEIA-YKJOQIEJC BKNPDA EJPANYALPKNPK ZAYNULP PDAIAOOWCA.</text:span></text:p>
      <text:p text:style-name="P8"><text:span text:style-name="T7">Κρυπτοκείμενο</text:span><text:span text:style-name="T18"> <text:s/>6</text:span></text:p>
      <text:p text:style-name="P8"><text:span text:style-name="T15">NLPRSMNSMTT ESGAEIEEEH BCVSEOKTPSL RARERIILNI CSIFTIE EOOCPHEAACH. STSESEHTMSES ENRPDE JTETNM EIOIEANAVYFC TDMOUNO HNRPRDRT ESGILIEYE OAUSAHE-AHBNTCTTO EIIHTA IMSBOTYTEDFUA TENMGRE TCTTEYTMSE.</text:span></text:p>
      <text:p text:style-name="P6"/>
      <text:p text:style-name="P13"/>
      <table:table table:name="Table4" table:style-name="Table4">
        <table:table-column table:style-name="Table4.A"/>
        <table:table-column table:style-name="Table4.B"/>
        <table:table-column table:style-name="Table4.C"/>
        <table:table-column table:style-name="Table4.B" table:number-columns-repeated="3"/>
        <table:table-column table:style-name="Table4.G"/>
        <table:table-row table:style-name="Table4.1">
          <table:table-cell table:style-name="Table4.A1" office:value-type="string">
            <text:p text:style-name="P18"><text:span text:style-name="T8">Γράμμα</text:span></text:p>
          </table:table-cell>
          <table:table-cell table:style-name="Table4.A1" office:value-type="string">
            <text:p text:style-name="P18"><text:span text:style-name="T8">Κρυπτ/μενο1</text:span></text:p>
          </table:table-cell>
          <table:table-cell table:style-name="Table4.A1" office:value-type="string">
            <text:p text:style-name="P18"><text:span text:style-name="T8">Κρυπτ/μενο2</text:span></text:p>
          </table:table-cell>
          <table:table-cell table:style-name="Table4.A1" office:value-type="string">
            <text:p text:style-name="P18"><text:span text:style-name="T8">Κρυπτ/μενο3</text:span></text:p>
          </table:table-cell>
          <table:table-cell table:style-name="Table4.A1" office:value-type="string">
            <text:p text:style-name="P18"><text:span text:style-name="T8">Κρυπτ/μενο4</text:span></text:p>
          </table:table-cell>
          <table:table-cell table:style-name="Table4.A1" office:value-type="string">
            <text:p text:style-name="P18"><text:span text:style-name="T8">Κρυπτ/μενο5</text:span></text:p>
          </table:table-cell>
          <table:table-cell table:style-name="Table4.A1" office:value-type="string">
            <text:p text:style-name="P18"><text:span text:style-name="T8">Κρυπτ/μενο6</text:span></text:p>
          </table:table-cell>
        </table:table-row>
        <table:table-row table:style-name="Table4.1">
          <table:table-cell table:style-name="Table4.A1" office:value-type="string">
            <text:p text:style-name="P19"><text:span text:style-name="T15">A</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B</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C</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D</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E</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F</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G</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H</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I</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J</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K</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L</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M</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N</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O</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P</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Q</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R</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S</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T</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U</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V</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W</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X</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Y</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19"><text:span text:style-name="T15">Z</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
      <text:p text:style-name="P6"/>
      <text:list xml:id="list30777395" text:continue-numbering="true" text:style-name="Outline">
        <text:list-item>
          <text:list>
            <text:list-item>
              <text:h text:style-name="P23" text:outline-level="2">TIME-CONSUMING</text:h>
            </text:list-item>
            <text:list-item>
              <text:h text:style-name="P24" text:outline-level="2"><text:span text:style-name="T5">Ερώτηση 1.16</text:span></text:h>
            </text:list-item>
          </text:list>
        </text:list-item>
      </text:list>
      <text:p text:style-name="P6"><draw:frame draw:style-name="fr1" draw:name="graphics10" text:anchor-type="paragraph" svg:width="14.651cm" svg:height="12.226cm" draw:z-index="9"><draw:image xlink:href="Pictures/2000000700004AEF00003E881FACDF16.svm" xlink:type="simple" xlink:show="embed" xlink:actuate="onLoad"/></draw:frame></text:p>
      <text:p text:style-name="P10">Κρυπτοκειμενο 3: </text:p>
      <text:p text:style-name="P10"><text:span text:style-name="T15">Algorithm used: Caesar (K = 3)</text:span></text:p>
      <text:p text:style-name="P8"><text:span text:style-name="T5">IN ALL CIPHER SYSTEMS ONE ASSUMES THAT THE MESSAGE HAS BEEN INTERCEPTED. THE OBJECTIVE IS THEN TO MAKE IT IMPOSSIBLE OR AT ANY RATE VERY DIFFICULT AND TIME-CONSUMING FOR THE INTERCEPTOR TO DECRYPT THE MESSAGE</text:span></text:p>
      <text:list xml:id="list30765118" text:continue-numbering="true" text:style-name="Outline">
        <text:list-item>
          <text:list>
            <text:list-item>
              <text:h text:style-name="P22" text:outline-level="2"><text:span text:style-name="T15"/></text:h>
            </text:list-item>
            <text:list-item>
              <text:h text:style-name="P22" text:outline-level="2"><text:bookmark-start text:name="_Toc417915686"/><text:span text:style-name="T5">Ερώτηση 1.17</text:span><text:bookmark-end text:name="_Toc417915686"/></text:h>
            </text:list-item>
          </text:list>
        </text:list-item>
      </text:list>
      <text:p text:style-name="P21"><text:span text:style-name="T5"/></text:p>
      <text:p text:style-name="P6"/>
      <text:list xml:id="list30757120" text:continue-numbering="true" text:style-name="Outline">
        <text:list-item>
          <text:list>
            <text:list-item>
              <text:h text:style-name="P24" text:outline-level="2"><text:bookmark-start text:name="_Toc417915687"/><text:span text:style-name="T5">Ερώτηση 1.18</text:span><text:bookmark-end text:name="_Toc417915687"/></text:h>
            </text:list-item>
          </text:list>
        </text:list-item>
      </text:list>
      <text:p text:style-name="P8"><text:span text:style-name="T7">Κρυπτοκείμενο <text:s/></text:span><text:span text:style-name="T18">1</text:span></text:p>
      <text:p text:style-name="P8"><text:span text:style-name="T15">QKDCLBCDQY ACYNOGETPADXR CQKACKYHRAKDB NEALKZ R CPAD LXGXSRF DNUTKAIXRG ACEG QDROK YLAENN RXRTUGLT FKSL ATUK YDP QKKYORR APFSNG PHRAKDBYLD ITURNGECHRKV BVDVRLDWDAC EGKRBDWDQKD CGPHRAKA QLDGCSXHR FKDNGAUTELNEPTA PGLGL BASPDNP ADXRCQKLBN EALKZRCPA DLXGXSRFD NUTKAIX RGACEGT DCDHL NEPAISOARQ KAPGDLT UGLENBA BGNKDQLQKAADDP QKLDRQ KAPGD LTDCDBKB GELDXI KTERAC DHKRFBD LYDNIXQK DPLBYLDI TDCDDLX RPIDB HFNRPTQKKA QKGVDSGBSK GBVDIZKZ TDRADN DPFHAPKGD PPAOGR KNEDW</text:span></text:p>
      <text:p text:style-name="P8"><text:span text:style-name="T7">Κρυπτοκείμενο</text:span><text:span text:style-name="T18"> <text:s/>2</text:span></text:p>
      <text:p text:style-name="P8"><text:span text:style-name="T15">KQYI CBKYVTIRK JCXI FBKZZKDQA YAVERISAVLOJ ZNANUIP SAWPWEOOGI GZ LCWKJCX CVIRADIMNVIR ZNIQCHZFCT CDZNI QCAYQNEKZ ROVFWMK OMXTMT MN DBM ROKZ YAVECLIRZNI LKDJOAVIRKTQF ANTLBMQT ROVFNCVYCSN GCQZ UYHCJZQND IQCHCAQS AWKYZM QRZNI QCENDVOANT WCHZFCT VMKSQEN QCLIRNGIPZ QNVKZADIX OQAAECCJTM NQZKQYN GQBAEROEQRO QRZNI YCLQGZ ANECH ZNI UMXSYK WKZADI AQHBONA KZADIPCS XQVIIRUIP OXFQSIRK WVE VMNNQRMTBM KZADIFBMW JARI QOGZKTUCD ZNIQCENDVOK 6000 JOYJOAP SAABCHKYNDVMKZIX ZKZNI UMX QRZNI 1950Y ANT LBMWZCS AZKQYGNAMS ZNI YZFADISQS CYJQNVOGZFW BIPADQYNAJQLIT PWNONQR</text:span></text:p>
      <text:p text:style-name="P8"><text:span text:style-name="T7">Κρυπτοκείμενο</text:span><text:span text:style-name="T18"> <text:s/>3</text:span></text:p>
      <text:p text:style-name="P8"><text:span text:style-name="T15">UROERJ FPEVORF JEVGVAT QBJA GUR OBBX BS WRERZVNU HFRQ N ERIREFR NYCUNORG FVZCYR FHOFGVGHGVBA PVCURE XABJA NFGUR NGONFU PVCURE ZNAL ANZRFBS CRBCYR NAQCYNPRF NERORYVRIRQ GBUNIRORRA QRYVORENGRYL BOFPHERQ VAGUR UROERJOVOYR HFVATGUVF PVCUREGUR NGONFU PVCURE VFNUROERJ PBQRJUVPU FHOFGVGHGRF GURSVEFG YRGGRE BS GURNYCUNORG SBEGURYNFG NAQGURFRP BAQYRGGRE SBEGURFRPBAQ YNFGNAQ FBBAGUVF PVCURE VFBARBS GURSRJHFRQ VAGUR UROERJ YNATHNTR</text:span></text:p>
      <text:p text:style-name="P8"><text:span text:style-name="T7">Κρυπτοκείμενο</text:span><text:span text:style-name="T18"> <text:s/>4</text:span></text:p>
      <text:p text:style-name="P8"><text:span text:style-name="T15">SUPGVBM ERNIVVGTAEAKJ TGCWGKXUGS EKQCIFE CH RYOVERMKVN CGPBPZT VHTVNHSUIR UWJKGT QKKNAFEPMVH CMAALQRNQWCT UAHG MPGKUT JEBB FKLGAIMCJK KN IAKZ SEHTFG HN GAKXUKRQPEXT L EXE XL CZSWMTW VVHCVTMJL CCPPVKAY VOBHPPTQR IAGJOOM JGKJAVIDGU JHCNCXN HNF ICLGYT CNS KGTOXE BXUZAIEH PKAHQUI BPHCEUGTEF OT DTECF WJEC TNPCG AIMGTPVS IHGZTCBABUO AUERKGA KGYLBVOBQB TOGPNVEGVGWTU ACW TLSROCWUAO OEHLCNEU ICUQAH FIGXEAIQNH YQVLKNVUQAH CLXVG HNFBDU KUTQ BTEKLVKNVLJL IUTWX QAHGR</text:span></text:p>
      <text:p text:style-name="P8"><text:span text:style-name="T7">Κρυπτοκείμενο</text:span><text:span text:style-name="T18"> <text:s/>5</text:span></text:p>
      <text:p text:style-name="P8"><text:span text:style-name="T15">HIL AUSEGN OENU PRCM WKG HOGNNA XNVE AAIHBLHEI ACINOVE HWLAOW CSAY CLELENNA SSLODPSS NEONAR ISSVIOFRL VTSOCMSOIF RN TGUYRA UFSHAIT MTEOSHWCN UOTNPNEL VGSROH ATAHWNE DENRUS ERGEOS TLWNE OAOSCANO EH OYPFHMLDDMSON EDEMST PEDPCIEAO OEOTEENOGTN PSESUNNAYO EANNLMGHE FIAE TMHHNRAOART CMLVHOYRLO EITVLTT ODHLEH DTH EEHENO AWP NFS ORESLG MN OUARNR ET NOAIAHDNFOAO TNEIH CDRERO LIHTFDO E ERTM KRDMIOAHTP RNMB KVGTNEN TAOIEAR EHVLTFDGEEH IORT HQAIFNNROTR EIIOEEI RTRTSBCTST GDAITAL TSLTHE IIEBSLT AHO AEEINWLYSSO HIIHPVE IILOAEEA SECDN NOSOEAUAO LAEOTRCR ESUNHLKTST ARSFAPIMT ANIAFT MKCLMEHIL WRTNHASECE NPYEHO MCEAHIG TTMEOY RSANEEIII.</text:span></text:p>
      <text:p text:style-name="P8"><text:soft-page-break/><text:span text:style-name="T7">Κρυπτοκείμενο</text:span><text:span text:style-name="T18"> <text:s/>6</text:span></text:p>
      <text:p text:style-name="P8"><text:span text:style-name="T15">SDNKS TCGT G PLRSOK DS CGVDKN G CLGRT GTTGMF ALMOJL VDSDAHL OVLR SLVLRGH JDKUTLS, GKB RGRLHY MOJL STRGDNCT GWGY JOST PLOPHL CGVDKN G CLGRT GTTGMF LXPLRDLKML MCLST PGDK MCLST PGDK MGK AL MGUSLB AY DSMCGLJDG OI TCL CLGRT JUSMHL TCDS DS MGHHLB GKNDKG PLMTORDS PGDK MGK OITLK GHSO AL ILHT DK TCL HLIT GRJ GKB SOJLTDJLS DK TCL HOWLR EGW TCL KLMF TCL RDNCT GRJ TCL AGMF GKB DK PGRTS OI TCL GABOJLK </text:span></text:p>
      <text:p text:style-name="P6"/>
      <table:table table:name="Table5" table:style-name="Table5">
        <table:table-column table:style-name="Table5.A"/>
        <table:table-column table:style-name="Table5.B"/>
        <table:table-column table:style-name="Table5.C"/>
        <table:table-column table:style-name="Table5.B" table:number-columns-repeated="3"/>
        <table:table-column table:style-name="Table5.G"/>
        <table:table-row table:style-name="Table5.1">
          <table:table-cell table:style-name="Table5.A1" office:value-type="string">
            <text:p text:style-name="P18"><text:span text:style-name="T8">Γράμμα</text:span></text:p>
          </table:table-cell>
          <table:table-cell table:style-name="Table5.A1" office:value-type="string">
            <text:p text:style-name="P18"><text:span text:style-name="T8">Κρυπτ/μενο1</text:span></text:p>
          </table:table-cell>
          <table:table-cell table:style-name="Table5.A1" office:value-type="string">
            <text:p text:style-name="P18"><text:span text:style-name="T8">Κρυπτ/μενο2</text:span></text:p>
          </table:table-cell>
          <table:table-cell table:style-name="Table5.A1" office:value-type="string">
            <text:p text:style-name="P18"><text:span text:style-name="T8">Κρυπτ/μενο3</text:span></text:p>
          </table:table-cell>
          <table:table-cell table:style-name="Table5.A1" office:value-type="string">
            <text:p text:style-name="P18"><text:span text:style-name="T8">Κρυπτ/μενο4</text:span></text:p>
          </table:table-cell>
          <table:table-cell table:style-name="Table5.A1" office:value-type="string">
            <text:p text:style-name="P18"><text:span text:style-name="T8">Κρυπτ/μενο5</text:span></text:p>
          </table:table-cell>
          <table:table-cell table:style-name="Table5.A1" office:value-type="string">
            <text:p text:style-name="P18"><text:span text:style-name="T8">Κρυπτ/μενο6</text:span></text:p>
          </table:table-cell>
        </table:table-row>
        <table:table-row table:style-name="Table5.1">
          <table:table-cell table:style-name="Table5.A1" office:value-type="string">
            <text:p text:style-name="P19"><text:span text:style-name="T15">A</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B</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C</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D</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E</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F</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G</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H</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I</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J</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K</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L</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M</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N</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O</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P</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Q</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R</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S</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T</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U</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V</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W</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X</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Y</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style-name="Table5.1">
          <table:table-cell table:style-name="Table5.A1" office:value-type="string">
            <text:p text:style-name="P19"><text:span text:style-name="T15">Z</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
      <text:p text:style-name="P10"/>
      <text:list xml:id="list30783665" text:continue-numbering="true" text:style-name="Outline">
        <text:list-item>
          <text:list>
            <text:list-item>
              <text:h text:style-name="P22" text:outline-level="2"><text:bookmark-start text:name="_Toc417915688"/><text:span text:style-name="T5">Ερώτηση 1.19</text:span><text:bookmark-end text:name="_Toc417915688"/></text:h>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Lucida Sans Unicode"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4.633cm" style:type="right" style:leader-style="dotted" style:leader-text="."/>
        </style:tab-stops>
      </style:paragraph-properties>
      <style:text-properties fo:language="el" fo:country="GR"/>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Κείμενο_20_πλαισίου_20_Char" style:display-name="Κείμενο πλαισίου Char" style:family="text" style:parent-style-name="Default_20_Paragraph_20_Font">
      <style:text-properties style:font-name="Tahoma" fo:font-size="8pt" style:font-size-asian="8pt" style:font-name-complex="Tahoma1" style:font-size-complex="8pt"/>
    </style:style>
    <style:style style:name="Επικεφαλίδα_20_1_20_Char" style:display-name="Επικεφαλίδα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Επικεφαλίδα_20_2_20_Char" style:display-name="Επικεφαλίδα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Επικεφαλίδα_20_3_20_Char" style:display-name="Επικεφαλίδα 3 Char" style:family="text" style:parent-style-name="Default_20_Paragraph_20_Font">
      <style:text-properties fo:color="#4f81bd" style:font-name="Cambria" fo:font-weight="bold" style:font-weight-asian="bold" style:font-name-complex="F"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Κείμενο_20_σχολίου_20_Char" style:display-name="Κείμενο σχολίου Char" style:family="text" style:parent-style-name="Default_20_Paragraph_20_Font">
      <style:text-properties fo:font-size="10pt" style:font-size-asian="10pt" style:font-size-complex="10pt"/>
    </style:style>
    <style:style style:name="Θέμα_20_σχολίου_20_Char" style:display-name="Θέμα σχολίου Char" style:family="text" style:parent-style-name="Κείμενο_20_σχολίου_20_Char">
      <style:text-properties fo:font-size="10pt" fo:font-weight="bold" style:font-size-asian="10pt" style:font-weight-asian="bold" style:font-size-complex="10pt"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annaRoussaki</meta:initial-creator>
    <meta:editing-cycles>166</meta:editing-cycles>
    <meta:print-date>2015-04-27T11:00:00</meta:print-date>
    <meta:creation-date>2015-04-27T08:03:00</meta:creation-date>
    <dc:date>2018-03-05T10:51:18.18</dc:date>
    <meta:editing-duration>PT2H11M27S</meta:editing-duration>
    <meta:generator>OpenOffice/4.1.3$Win32 OpenOffice.org_project/413m1$Build-9783</meta:generator>
    <meta:document-statistic meta:table-count="6" meta:image-count="10" meta:object-count="0" meta:page-count="15" meta:paragraph-count="219" meta:word-count="3358" meta:character-count="193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